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45 deg lat 45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97.70023359303" calcext:value-type="float">
            <text:p>1697.70023359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97.70023359303" calcext:value-type="float">
            <text:p>1697.70023359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97.70023359303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97.70023359303" calcext:value-type="float">
            <text:p>1697.70023359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97.70023359303" calcext:value-type="float">
            <text:p>1697.70023359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97.70023359303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00.91069519124" calcext:value-type="float">
            <text:p>2400.910695191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233649505309376" calcext:value-type="float">
            <text:p>0.002336495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233649505309376" calcext:value-type="float">
            <text:p>0.002336495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233649505309376" calcext:value-type="float">
            <text:p>0.002336495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233649505309376" calcext:value-type="float">
            <text:p>0.00233649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330430299250284" calcext:value-type="float">
            <text:p>0.00330430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697.70023359304" calcext:value-type="float">
            <text:p>1697.70023359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697.70023359304" calcext:value-type="float">
            <text:p>1697.70023359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00.91069519124" calcext:value-type="float">
            <text:p>2400.910695191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.46944695195361E-018" calcext:value-type="float">
            <text:p>3.4694469519536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233649505309376" calcext:value-type="float">
            <text:p>0.002336495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3472347597681E-018" calcext:value-type="float">
            <text:p>1.73472347597681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233649505309376" calcext:value-type="float">
            <text:p>0.002336495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30104260698261E-018" calcext:value-type="float">
            <text:p>1.3010426069826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330430299250284" calcext:value-type="float">
            <text:p>0.00330430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697.70023359304" calcext:value-type="float">
            <text:p>1697.700233593</text:p>
          </table:table-cell>
          <table:table-cell/>
          <table:table-cell table:style-name="ce4" table:formula="of:=[.F21]" office:value-type="float" office:value="1697.70023359303" calcext:value-type="float">
            <text:p>1697.700233593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100044417195022" calcext:value-type="float">
            <text:p>1.00E-011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697.70023359304" calcext:value-type="float">
            <text:p>1697.700233593</text:p>
          </table:table-cell>
          <table:table-cell/>
          <table:table-cell table:style-name="ce4" table:formula="of:=[.F22]" office:value-type="float" office:value="1697.70023359303" calcext:value-type="float">
            <text:p>1697.700233593</text:p>
          </table:table-cell>
          <table:table-cell/>
          <table:table-cell table:formula="of:=[.M34]/[.O34]" office:value-type="float" office:value="1.00000000000001" calcext:value-type="float">
            <text:p>1</text:p>
          </table:table-cell>
          <table:table-cell table:formula="of:=[.M34]-[.O34]" office:value-type="float" office:value="0.0000000000100044417195022" calcext:value-type="float">
            <text:p>1.00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00.91069519124" calcext:value-type="float">
            <text:p>2400.9106951912</text:p>
          </table:table-cell>
          <table:table-cell/>
          <table:table-cell table:style-name="ce4" table:formula="of:=[.F23]" office:value-type="float" office:value="2400.91069519124" calcext:value-type="float">
            <text:p>2400.9106951912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50521303491303E-018" calcext:value-type="float">
            <text:p>6.50521303491303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233649505309376" calcext:value-type="float">
            <text:p>0.0023364951</text:p>
          </table:table-cell>
          <table:table-cell/>
          <table:table-cell table:style-name="ce4" table:formula="of:=[.F24]" office:value-type="float" office:value="0.00233649505309376" calcext:value-type="float">
            <text:p>0.0023364951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20417042793042E-018" calcext:value-type="float">
            <text:p>5.20417042793042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233649505309376" calcext:value-type="float">
            <text:p>0.0023364951</text:p>
          </table:table-cell>
          <table:table-cell/>
          <table:table-cell table:style-name="ce4" table:formula="of:=[.F25]" office:value-type="float" office:value="0.00233649505309376" calcext:value-type="float">
            <text:p>0.00233649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.37257477290143E-018" calcext:value-type="float">
            <text:p>7.3725747729014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330430299250284" calcext:value-type="float">
            <text:p>0.003304303</text:p>
          </table:table-cell>
          <table:table-cell/>
          <table:table-cell table:style-name="ce4" table:formula="of:=[.F26]" office:value-type="float" office:value="0.00330430299250284" calcext:value-type="float">
            <text:p>0.003304303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697.70023359304" calcext:value-type="float">
            <text:p>1697.70023359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697.70023359304" calcext:value-type="float">
            <text:p>1697.70023359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00.91069519124" calcext:value-type="float">
            <text:p>2400.910695191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9" calcext:value-type="float">
            <text:p>8.6736173798840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233649505309376" calcext:value-type="float">
            <text:p>0.002336495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4.33680868994202E-019" calcext:value-type="float">
            <text:p>-4.33680868994202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233649505309376" calcext:value-type="float">
            <text:p>0.002336495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330430299250284" calcext:value-type="float">
            <text:p>0.003304303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23359304" calcext:value-type="float">
            <text:p>1697.700233593</text:p>
          </table:table-cell>
          <table:table-cell/>
          <table:table-cell table:style-name="ce4" table:formula="of:=[.F33]" office:value-type="float" office:value="1697.70023359304" calcext:value-type="float">
            <text:p>1697.700233593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23359304" calcext:value-type="float">
            <text:p>1697.700233593</text:p>
          </table:table-cell>
          <table:table-cell/>
          <table:table-cell table:style-name="ce4" table:formula="of:=[.F34]" office:value-type="float" office:value="1697.70023359304" calcext:value-type="float">
            <text:p>1697.700233593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9519124" calcext:value-type="float">
            <text:p>2400.9106951912</text:p>
          </table:table-cell>
          <table:table-cell/>
          <table:table-cell table:style-name="ce4" table:formula="of:=[.F35]" office:value-type="float" office:value="2400.91069519124" calcext:value-type="float">
            <text:p>2400.9106951912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233649505309376" calcext:value-type="float">
            <text:p>0.0023364951</text:p>
          </table:table-cell>
          <table:table-cell/>
          <table:table-cell table:style-name="ce4" table:formula="of:=[.F36]" office:value-type="float" office:value="0.00233649505309376" calcext:value-type="float">
            <text:p>0.002336495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233649505309376" calcext:value-type="float">
            <text:p>0.0023364951</text:p>
          </table:table-cell>
          <table:table-cell/>
          <table:table-cell table:style-name="ce4" table:formula="of:=[.F37]" office:value-type="float" office:value="0.00233649505309376" calcext:value-type="float">
            <text:p>0.00233649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330430299250284" calcext:value-type="float">
            <text:p>0.003304303</text:p>
          </table:table-cell>
          <table:table-cell/>
          <table:table-cell table:style-name="ce4" table:formula="of:=[.F38]" office:value-type="float" office:value="0.00330430299250284" calcext:value-type="float">
            <text:p>0.003304303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23359304" calcext:value-type="float">
            <text:p>1697.700233593</text:p>
          </table:table-cell>
          <table:table-cell/>
          <table:table-cell table:style-name="ce4" table:formula="of:=[.F21]" office:value-type="float" office:value="1697.70023359303" calcext:value-type="float">
            <text:p>1697.700233593</text:p>
          </table:table-cell>
          <table:table-cell/>
          <table:table-cell table:formula="of:=[.M69]/[.O69]" office:value-type="float" office:value="1.00000000000001" calcext:value-type="float">
            <text:p>1</text:p>
          </table:table-cell>
          <table:table-cell table:formula="of:=[.M69]-[.O69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23359304" calcext:value-type="float">
            <text:p>1697.700233593</text:p>
          </table:table-cell>
          <table:table-cell/>
          <table:table-cell table:style-name="ce4" table:formula="of:=[.F22]" office:value-type="float" office:value="1697.70023359303" calcext:value-type="float">
            <text:p>1697.700233593</text:p>
          </table:table-cell>
          <table:table-cell/>
          <table:table-cell table:formula="of:=[.M70]/[.O70]" office:value-type="float" office:value="1.00000000000001" calcext:value-type="float">
            <text:p>1</text:p>
          </table:table-cell>
          <table:table-cell table:formula="of:=[.M70]-[.O70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9519124" calcext:value-type="float">
            <text:p>2400.9106951912</text:p>
          </table:table-cell>
          <table:table-cell/>
          <table:table-cell table:style-name="ce4" table:formula="of:=[.F23]" office:value-type="float" office:value="2400.91069519124" calcext:value-type="float">
            <text:p>2400.9106951912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233649505309376" calcext:value-type="float">
            <text:p>0.0023364951</text:p>
          </table:table-cell>
          <table:table-cell/>
          <table:table-cell table:style-name="ce4" table:formula="of:=[.F24]" office:value-type="float" office:value="0.00233649505309376" calcext:value-type="float">
            <text:p>0.002336495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233649505309376" calcext:value-type="float">
            <text:p>0.0023364951</text:p>
          </table:table-cell>
          <table:table-cell/>
          <table:table-cell table:style-name="ce4" table:formula="of:=[.F25]" office:value-type="float" office:value="0.00233649505309376" calcext:value-type="float">
            <text:p>0.00233649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330430299250284" calcext:value-type="float">
            <text:p>0.003304303</text:p>
          </table:table-cell>
          <table:table-cell/>
          <table:table-cell table:style-name="ce4" table:formula="of:=[.F26]" office:value-type="float" office:value="0.00330430299250284" calcext:value-type="float">
            <text:p>0.003304303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18" calcext:value-type="float">
            <text:p>1741.519042624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18" calcext:value-type="float">
            <text:p>1741.519042624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00226" calcext:value-type="float">
            <text:p>1741.519040022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00226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18" calcext:value-type="float">
            <text:p>1741.519042624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18" calcext:value-type="float">
            <text:p>1741.519042624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00226" calcext:value-type="float">
            <text:p>1741.519040022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00226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553094" calcext:value-type="float">
            <text:p>2462.879845530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553094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7999861" calcext:value-type="float">
            <text:p>1.3151008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7999861" calcext:value-type="float">
            <text:p>1.3151008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2269423" calcext:value-type="float">
            <text:p>1.315100922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92269423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7999861" calcext:value-type="float">
            <text:p>1.3151008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7999861" calcext:value-type="float">
            <text:p>1.3151008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2269423" calcext:value-type="float">
            <text:p>1.315100922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92269423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56076356" calcext:value-type="float">
            <text:p>1.85983356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56076356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00226" calcext:value-type="float">
            <text:p>1741.5190400226</text:p>
          </table:table-cell>
          <table:table-cell/>
          <table:table-cell table:style-name="ce3" office:value-type="float" office:value="1.00000000149385" calcext:value-type="float">
            <text:p>1.0000000015</text:p>
          </table:table-cell>
          <table:table-cell table:style-name="ce3" office:value-type="float" office:value="0.00000260157457887544" calcext:value-type="float">
            <text:p>2.6015745788754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751512" calcext:value-type="float">
            <text:p>1741.519047515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7515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00226" calcext:value-type="float">
            <text:p>1741.5190400226</text:p>
          </table:table-cell>
          <table:table-cell/>
          <table:table-cell table:style-name="ce3" office:value-type="float" office:value="1.00000000149385" calcext:value-type="float">
            <text:p>1.0000000015</text:p>
          </table:table-cell>
          <table:table-cell table:style-name="ce3" office:value-type="float" office:value="0.00000260157457887544" calcext:value-type="float">
            <text:p>2.6015745788754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751512" calcext:value-type="float">
            <text:p>1741.519047515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7515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553094" calcext:value-type="float">
            <text:p>2462.8798455309</text:p>
          </table:table-cell>
          <table:table-cell/>
          <table:table-cell table:style-name="ce3" office:value-type="float" office:value="1.00000000149385" calcext:value-type="float">
            <text:p>1.0000000015</text:p>
          </table:table-cell>
          <table:table-cell table:style-name="ce3" office:value-type="float" office:value="0.00000367918164556613" calcext:value-type="float">
            <text:p>3.6791816455661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5612695" calcext:value-type="float">
            <text:p>2462.87985612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561269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92269423" calcext:value-type="float">
            <text:p>1.3151009227</text:p>
          </table:table-cell>
          <table:table-cell/>
          <table:table-cell table:style-name="ce3" office:value-type="float" office:value="0.999999967534334" calcext:value-type="float">
            <text:p>0.9999999675</text:p>
          </table:table-cell>
          <table:table-cell table:style-name="ce3" office:value-type="float" office:value="-0.0000000426956268118062" calcext:value-type="float">
            <text:p>-4.2695626811806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79990395" calcext:value-type="float">
            <text:p>1.315100799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79990395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92269423" calcext:value-type="float">
            <text:p>1.3151009227</text:p>
          </table:table-cell>
          <table:table-cell/>
          <table:table-cell table:style-name="ce3" office:value-type="float" office:value="0.999999967534334" calcext:value-type="float">
            <text:p>0.9999999675</text:p>
          </table:table-cell>
          <table:table-cell table:style-name="ce3" office:value-type="float" office:value="-0.0000000426956272558954" calcext:value-type="float">
            <text:p>-4.26956272558954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79990395" calcext:value-type="float">
            <text:p>1.315100799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79990395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6076356" calcext:value-type="float">
            <text:p>1.8598335608</text:p>
          </table:table-cell>
          <table:table-cell/>
          <table:table-cell table:style-name="ce3" office:value-type="float" office:value="0.999999967534334" calcext:value-type="float">
            <text:p>0.9999999675</text:p>
          </table:table-cell>
          <table:table-cell table:style-name="ce3" office:value-type="float" office:value="-0.0000000603807344123908" calcext:value-type="float">
            <text:p>-6.03807344123908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38711187" calcext:value-type="float">
            <text:p>1.859833387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38711187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751512" calcext:value-type="float">
            <text:p>1741.5190475151</text:p>
          </table:table-cell>
          <table:table-cell/>
          <table:table-cell table:style-name="ce3" office:value-type="float" office:value="0.999999997191566" calcext:value-type="float">
            <text:p>0.9999999972</text:p>
          </table:table-cell>
          <table:table-cell table:style-name="ce3" office:value-type="float" office:value="-0.00000489094077238406" calcext:value-type="float">
            <text:p>-4.8909407723840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751512" calcext:value-type="float">
            <text:p>1741.5190475151</text:p>
          </table:table-cell>
          <table:table-cell/>
          <table:table-cell table:style-name="ce4" table:formula="of:=[.F21]" office:value-type="float" office:value="1741.5190400226" calcext:value-type="float">
            <text:p>1741.5190400226</text:p>
          </table:table-cell>
          <table:table-cell/>
          <table:table-cell table:formula="of:=[.M33]/[.O33]" office:value-type="float" office:value="1.00000000430229" calcext:value-type="float">
            <text:p>1.0000000043</text:p>
          </table:table-cell>
          <table:table-cell table:formula="of:=[.M33]-[.O33]" office:value-type="float" office:value="0.00000749252012610668" calcext:value-type="float">
            <text:p>7.4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751512" calcext:value-type="float">
            <text:p>1741.5190475151</text:p>
          </table:table-cell>
          <table:table-cell/>
          <table:table-cell table:style-name="ce3" office:value-type="float" office:value="0.999999997191566" calcext:value-type="float">
            <text:p>0.9999999972</text:p>
          </table:table-cell>
          <table:table-cell table:style-name="ce3" office:value-type="float" office:value="-0.00000489094099975773" calcext:value-type="float">
            <text:p>-4.89094099975773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751512" calcext:value-type="float">
            <text:p>1741.5190475151</text:p>
          </table:table-cell>
          <table:table-cell/>
          <table:table-cell table:style-name="ce4" table:formula="of:=[.F22]" office:value-type="float" office:value="1741.5190400226" calcext:value-type="float">
            <text:p>1741.5190400226</text:p>
          </table:table-cell>
          <table:table-cell/>
          <table:table-cell table:formula="of:=[.M34]/[.O34]" office:value-type="float" office:value="1.00000000430229" calcext:value-type="float">
            <text:p>1.0000000043</text:p>
          </table:table-cell>
          <table:table-cell table:formula="of:=[.M34]-[.O34]" office:value-type="float" office:value="0.00000749252012610668" calcext:value-type="float">
            <text:p>7.4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5612695" calcext:value-type="float">
            <text:p>2462.879856127</text:p>
          </table:table-cell>
          <table:table-cell/>
          <table:table-cell table:style-name="ce3" office:value-type="float" office:value="0.999999997191567" calcext:value-type="float">
            <text:p>0.9999999972</text:p>
          </table:table-cell>
          <table:table-cell table:style-name="ce3" office:value-type="float" office:value="-0.00000691683408149402" calcext:value-type="float">
            <text:p>-6.9168340814940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5612695" calcext:value-type="float">
            <text:p>2462.879856127</text:p>
          </table:table-cell>
          <table:table-cell/>
          <table:table-cell table:style-name="ce4" table:formula="of:=[.F23]" office:value-type="float" office:value="2462.87984553094" calcext:value-type="float">
            <text:p>2462.8798455309</text:p>
          </table:table-cell>
          <table:table-cell/>
          <table:table-cell table:formula="of:=[.M35]/[.O35]" office:value-type="float" office:value="1.00000000430228" calcext:value-type="float">
            <text:p>1.0000000043</text:p>
          </table:table-cell>
          <table:table-cell table:formula="of:=[.M35]-[.O35]" office:value-type="float" office:value="0.0000105960098153446" calcext:value-type="float">
            <text:p>1.06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79990395" calcext:value-type="float">
            <text:p>1.3151007999</text:p>
          </table:table-cell>
          <table:table-cell/>
          <table:table-cell table:style-name="ce3" office:value-type="float" office:value="1.00000006090382" calcext:value-type="float">
            <text:p>1.0000000609</text:p>
          </table:table-cell>
          <table:table-cell table:style-name="ce3" office:value-type="float" office:value="0.0000000800946571288819" calcext:value-type="float">
            <text:p>8.0094657128881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79990395" calcext:value-type="float">
            <text:p>1.3151007999</text:p>
          </table:table-cell>
          <table:table-cell/>
          <table:table-cell table:style-name="ce4" table:formula="of:=[.F24]" office:value-type="float" office:value="1.31510092269423" calcext:value-type="float">
            <text:p>1.3151009227</text:p>
          </table:table-cell>
          <table:table-cell/>
          <table:table-cell table:formula="of:=[.M36]/[.O36]" office:value-type="float" office:value="0.999999906630527" calcext:value-type="float">
            <text:p>0.9999999066</text:p>
          </table:table-cell>
          <table:table-cell table:formula="of:=[.M36]-[.O36]" office:value-type="float" office:value="-0.00000012279028016593" calcext:value-type="float">
            <text:p>-1.2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79990395" calcext:value-type="float">
            <text:p>1.3151007999</text:p>
          </table:table-cell>
          <table:table-cell/>
          <table:table-cell table:style-name="ce3" office:value-type="float" office:value="1.00000006090382" calcext:value-type="float">
            <text:p>1.0000000609</text:p>
          </table:table-cell>
          <table:table-cell table:style-name="ce3" office:value-type="float" office:value="0.0000000800946569068373" calcext:value-type="float">
            <text:p>8.00946569068373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79990395" calcext:value-type="float">
            <text:p>1.3151007999</text:p>
          </table:table-cell>
          <table:table-cell/>
          <table:table-cell table:style-name="ce4" table:formula="of:=[.F25]" office:value-type="float" office:value="1.31510092269423" calcext:value-type="float">
            <text:p>1.3151009227</text:p>
          </table:table-cell>
          <table:table-cell/>
          <table:table-cell table:formula="of:=[.M37]/[.O37]" office:value-type="float" office:value="0.999999906630527" calcext:value-type="float">
            <text:p>0.9999999066</text:p>
          </table:table-cell>
          <table:table-cell table:formula="of:=[.M37]-[.O37]" office:value-type="float" office:value="-0.00000012279028016593" calcext:value-type="float">
            <text:p>-1.2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38711187" calcext:value-type="float">
            <text:p>1.8598333871</text:p>
          </table:table-cell>
          <table:table-cell/>
          <table:table-cell table:style-name="ce3" office:value-type="float" office:value="1.00000006090382" calcext:value-type="float">
            <text:p>1.0000000609</text:p>
          </table:table-cell>
          <table:table-cell table:style-name="ce3" office:value-type="float" office:value="0.000000113270950619082" calcext:value-type="float">
            <text:p>1.1327095061908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38711187" calcext:value-type="float">
            <text:p>1.8598333871</text:p>
          </table:table-cell>
          <table:table-cell/>
          <table:table-cell table:style-name="ce4" table:formula="of:=[.F26]" office:value-type="float" office:value="1.85983356076356" calcext:value-type="float">
            <text:p>1.8598335608</text:p>
          </table:table-cell>
          <table:table-cell/>
          <table:table-cell table:formula="of:=[.M38]/[.O38]" office:value-type="float" office:value="0.999999906630521" calcext:value-type="float">
            <text:p>0.9999999066</text:p>
          </table:table-cell>
          <table:table-cell table:formula="of:=[.M38]-[.O38]" office:value-type="float" office:value="-0.000000173651690138499" calcext:value-type="float">
            <text:p>-1.7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262725" calcext:value-type="float">
            <text:p>1741.5190426273</text:p>
          </table:table-cell>
          <table:table-cell/>
          <table:table-cell table:style-name="ce3" office:value-type="float" office:value="0.999999999998232" calcext:value-type="float">
            <text:p>1</text:p>
          </table:table-cell>
          <table:table-cell table:style-name="ce3" office:value-type="float" office:value="-0.00000000307863956550136" calcext:value-type="float">
            <text:p>-3.07863956550136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62725" calcext:value-type="float">
            <text:p>1741.519042627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6272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262725" calcext:value-type="float">
            <text:p>1741.5190426273</text:p>
          </table:table-cell>
          <table:table-cell/>
          <table:table-cell table:style-name="ce3" office:value-type="float" office:value="0.999999999998232" calcext:value-type="float">
            <text:p>1</text:p>
          </table:table-cell>
          <table:table-cell table:style-name="ce3" office:value-type="float" office:value="-0.00000000307863956550136" calcext:value-type="float">
            <text:p>-3.0786395655013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62725" calcext:value-type="float">
            <text:p>1741.519042627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6272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21447" calcext:value-type="float">
            <text:p>2462.8798492145</text:p>
          </table:table-cell>
          <table:table-cell/>
          <table:table-cell table:style-name="ce3" office:value-type="float" office:value="0.999999999998231" calcext:value-type="float">
            <text:p>1</text:p>
          </table:table-cell>
          <table:table-cell table:style-name="ce3" office:value-type="float" office:value="-0.00000000435602487414144" calcext:value-type="float">
            <text:p>-4.3560248741414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4921447" calcext:value-type="float">
            <text:p>2462.8798492145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492144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8000817" calcext:value-type="float">
            <text:p>1.31510088</text:p>
          </table:table-cell>
          <table:table-cell/>
          <table:table-cell table:style-name="ce3" office:value-type="float" office:value="0.999999999992729" calcext:value-type="float">
            <text:p>1</text:p>
          </table:table-cell>
          <table:table-cell table:style-name="ce3" office:value-type="float" office:value="-0.00000000000956212886649155" calcext:value-type="float">
            <text:p>-9.56212886649155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8000817" calcext:value-type="float">
            <text:p>1.3151008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8000817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8000817" calcext:value-type="float">
            <text:p>1.31510088</text:p>
          </table:table-cell>
          <table:table-cell/>
          <table:table-cell table:style-name="ce3" office:value-type="float" office:value="0.999999999992729" calcext:value-type="float">
            <text:p>1</text:p>
          </table:table-cell>
          <table:table-cell table:style-name="ce3" office:value-type="float" office:value="-0.00000000000956212886649155" calcext:value-type="float">
            <text:p>-9.56212886649155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8000817" calcext:value-type="float">
            <text:p>1.3151008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8000817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39635" calcext:value-type="float">
            <text:p>1.8598335004</text:p>
          </table:table-cell>
          <table:table-cell/>
          <table:table-cell table:style-name="ce3" office:value-type="float" office:value="0.999999999992728" calcext:value-type="float">
            <text:p>1</text:p>
          </table:table-cell>
          <table:table-cell table:style-name="ce3" office:value-type="float" office:value="-0.0000000000135242927967738" calcext:value-type="float">
            <text:p>-1.35242927967738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0039635" calcext:value-type="float">
            <text:p>1.8598335004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0039635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725" calcext:value-type="float">
            <text:p>1741.5190426273</text:p>
          </table:table-cell>
          <table:table-cell/>
          <table:table-cell table:style-name="ce4" table:formula="of:=[.F33]" office:value-type="float" office:value="1741.51904751512" calcext:value-type="float">
            <text:p>1741.5190475151</text:p>
          </table:table-cell>
          <table:table-cell/>
          <table:table-cell table:formula="of:=[.M57]/[.O57]" office:value-type="float" office:value="0.99999999719333" calcext:value-type="float">
            <text:p>0.9999999972</text:p>
          </table:table-cell>
          <table:table-cell table:formula="of:=[.M57]-[.O57]" office:value-type="float" office:value="-0.0000048878700908972" calcext:value-type="float">
            <text:p>-4.8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725" calcext:value-type="float">
            <text:p>1741.5190426273</text:p>
          </table:table-cell>
          <table:table-cell/>
          <table:table-cell table:style-name="ce4" table:formula="of:=[.F34]" office:value-type="float" office:value="1741.51904751512" calcext:value-type="float">
            <text:p>1741.5190475151</text:p>
          </table:table-cell>
          <table:table-cell/>
          <table:table-cell table:formula="of:=[.M58]/[.O58]" office:value-type="float" office:value="0.99999999719333" calcext:value-type="float">
            <text:p>0.9999999972</text:p>
          </table:table-cell>
          <table:table-cell table:formula="of:=[.M58]-[.O58]" office:value-type="float" office:value="-0.0000048878700908972" calcext:value-type="float">
            <text:p>-4.8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447" calcext:value-type="float">
            <text:p>2462.8798492145</text:p>
          </table:table-cell>
          <table:table-cell/>
          <table:table-cell table:style-name="ce4" table:formula="of:=[.F35]" office:value-type="float" office:value="2462.87985612695" calcext:value-type="float">
            <text:p>2462.879856127</text:p>
          </table:table-cell>
          <table:table-cell/>
          <table:table-cell table:formula="of:=[.M59]/[.O59]" office:value-type="float" office:value="0.999999997193335" calcext:value-type="float">
            <text:p>0.9999999972</text:p>
          </table:table-cell>
          <table:table-cell table:formula="of:=[.M59]-[.O59]" office:value-type="float" office:value="-0.00000691247987560928" calcext:value-type="float">
            <text:p>-6.9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0817" calcext:value-type="float">
            <text:p>1.31510088</text:p>
          </table:table-cell>
          <table:table-cell/>
          <table:table-cell table:style-name="ce4" table:formula="of:=[.F36]" office:value-type="float" office:value="1.31510079990395" calcext:value-type="float">
            <text:p>1.3151007999</text:p>
          </table:table-cell>
          <table:table-cell/>
          <table:table-cell table:formula="of:=[.M60]/[.O60]" office:value-type="float" office:value="1.00000006091109" calcext:value-type="float">
            <text:p>1.0000000609</text:p>
          </table:table-cell>
          <table:table-cell table:formula="of:=[.M60]-[.O60]" office:value-type="float" office:value="0.0000000801042201459268" calcext:value-type="float">
            <text:p>8.0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0817" calcext:value-type="float">
            <text:p>1.31510088</text:p>
          </table:table-cell>
          <table:table-cell/>
          <table:table-cell table:style-name="ce4" table:formula="of:=[.F37]" office:value-type="float" office:value="1.31510079990395" calcext:value-type="float">
            <text:p>1.3151007999</text:p>
          </table:table-cell>
          <table:table-cell/>
          <table:table-cell table:formula="of:=[.M61]/[.O61]" office:value-type="float" office:value="1.00000006091109" calcext:value-type="float">
            <text:p>1.0000000609</text:p>
          </table:table-cell>
          <table:table-cell table:formula="of:=[.M61]-[.O61]" office:value-type="float" office:value="0.0000000801042201459268" calcext:value-type="float">
            <text:p>8.0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39635" calcext:value-type="float">
            <text:p>1.8598335004</text:p>
          </table:table-cell>
          <table:table-cell/>
          <table:table-cell table:style-name="ce4" table:formula="of:=[.F38]" office:value-type="float" office:value="1.85983338711187" calcext:value-type="float">
            <text:p>1.8598333871</text:p>
          </table:table-cell>
          <table:table-cell/>
          <table:table-cell table:formula="of:=[.M62]/[.O62]" office:value-type="float" office:value="1.00000006091109" calcext:value-type="float">
            <text:p>1.0000000609</text:p>
          </table:table-cell>
          <table:table-cell table:formula="of:=[.M62]-[.O62]" office:value-type="float" office:value="0.000000113284480018905" calcext:value-type="float">
            <text:p>1.1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725" calcext:value-type="float">
            <text:p>1741.5190426273</text:p>
          </table:table-cell>
          <table:table-cell/>
          <table:table-cell table:style-name="ce4" table:formula="of:=[.F21]" office:value-type="float" office:value="1741.5190400226" calcext:value-type="float">
            <text:p>1741.5190400226</text:p>
          </table:table-cell>
          <table:table-cell/>
          <table:table-cell table:formula="of:=[.M69]/[.O69]" office:value-type="float" office:value="1.00000000149562" calcext:value-type="float">
            <text:p>1.0000000015</text:p>
          </table:table-cell>
          <table:table-cell table:formula="of:=[.M69]-[.O69]" office:value-type="float" office:value="0.00000260465003520949" calcext:value-type="float">
            <text:p>2.6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725" calcext:value-type="float">
            <text:p>1741.5190426273</text:p>
          </table:table-cell>
          <table:table-cell/>
          <table:table-cell table:style-name="ce4" table:formula="of:=[.F22]" office:value-type="float" office:value="1741.5190400226" calcext:value-type="float">
            <text:p>1741.5190400226</text:p>
          </table:table-cell>
          <table:table-cell/>
          <table:table-cell table:formula="of:=[.M70]/[.O70]" office:value-type="float" office:value="1.00000000149562" calcext:value-type="float">
            <text:p>1.0000000015</text:p>
          </table:table-cell>
          <table:table-cell table:formula="of:=[.M70]-[.O70]" office:value-type="float" office:value="0.00000260465003520949" calcext:value-type="float">
            <text:p>2.6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447" calcext:value-type="float">
            <text:p>2462.8798492145</text:p>
          </table:table-cell>
          <table:table-cell/>
          <table:table-cell table:style-name="ce4" table:formula="of:=[.F23]" office:value-type="float" office:value="2462.87984553094" calcext:value-type="float">
            <text:p>2462.8798455309</text:p>
          </table:table-cell>
          <table:table-cell/>
          <table:table-cell table:formula="of:=[.M71]/[.O71]" office:value-type="float" office:value="1.00000000149562" calcext:value-type="float">
            <text:p>1.0000000015</text:p>
          </table:table-cell>
          <table:table-cell table:formula="of:=[.M71]-[.O71]" office:value-type="float" office:value="0.00000368352993973531" calcext:value-type="float">
            <text:p>3.6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0817" calcext:value-type="float">
            <text:p>1.31510088</text:p>
          </table:table-cell>
          <table:table-cell/>
          <table:table-cell table:style-name="ce4" table:formula="of:=[.F24]" office:value-type="float" office:value="1.31510092269423" calcext:value-type="float">
            <text:p>1.3151009227</text:p>
          </table:table-cell>
          <table:table-cell/>
          <table:table-cell table:formula="of:=[.M72]/[.O72]" office:value-type="float" office:value="0.999999967541609" calcext:value-type="float">
            <text:p>0.9999999675</text:p>
          </table:table-cell>
          <table:table-cell table:formula="of:=[.M72]-[.O72]" office:value-type="float" office:value="-0.000000042686060020003" calcext:value-type="float">
            <text:p>-4.2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0817" calcext:value-type="float">
            <text:p>1.31510088</text:p>
          </table:table-cell>
          <table:table-cell/>
          <table:table-cell table:style-name="ce4" table:formula="of:=[.F25]" office:value-type="float" office:value="1.31510092269423" calcext:value-type="float">
            <text:p>1.3151009227</text:p>
          </table:table-cell>
          <table:table-cell/>
          <table:table-cell table:formula="of:=[.M73]/[.O73]" office:value-type="float" office:value="0.999999967541609" calcext:value-type="float">
            <text:p>0.9999999675</text:p>
          </table:table-cell>
          <table:table-cell table:formula="of:=[.M73]-[.O73]" office:value-type="float" office:value="-0.000000042686060020003" calcext:value-type="float">
            <text:p>-4.2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39635" calcext:value-type="float">
            <text:p>1.8598335004</text:p>
          </table:table-cell>
          <table:table-cell/>
          <table:table-cell table:style-name="ce4" table:formula="of:=[.F26]" office:value-type="float" office:value="1.85983356076356" calcext:value-type="float">
            <text:p>1.8598335608</text:p>
          </table:table-cell>
          <table:table-cell/>
          <table:table-cell table:formula="of:=[.M74]/[.O74]" office:value-type="float" office:value="0.999999967541606" calcext:value-type="float">
            <text:p>0.9999999675</text:p>
          </table:table-cell>
          <table:table-cell table:formula="of:=[.M74]-[.O74]" office:value-type="float" office:value="-0.000000060367210119594" calcext:value-type="float">
            <text:p>-6.0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42" calcext:value-type="float">
            <text:p>1741.5190426244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42" calcext:value-type="float">
            <text:p>1741.519042624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365652" calcext:value-type="float">
            <text:p>1741.519036565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36565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42" calcext:value-type="float">
            <text:p>1741.5190426244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42" calcext:value-type="float">
            <text:p>1741.519042624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365652" calcext:value-type="float">
            <text:p>1741.519036565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36565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46" calcext:value-type="float">
            <text:p>2462.8798492105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46" calcext:value-type="float">
            <text:p>2462.87984921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064143" calcext:value-type="float">
            <text:p>2462.879840641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064143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4699" calcext:value-type="float">
            <text:p>1.31510088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4699" calcext:value-type="float">
            <text:p>1.3151008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7935552" calcext:value-type="float">
            <text:p>1.315100979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979355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4699" calcext:value-type="float">
            <text:p>1.31510088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4699" calcext:value-type="float">
            <text:p>1.3151008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7935552" calcext:value-type="float">
            <text:p>1.315100979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979355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124" calcext:value-type="float">
            <text:p>1.859833500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124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64089471" calcext:value-type="float">
            <text:p>1.859833640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6408947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365652" calcext:value-type="float">
            <text:p>1741.5190365652</text:p>
          </table:table-cell>
          <table:table-cell/>
          <table:table-cell table:style-name="ce3" office:value-type="float" office:value="1.00000000347927" calcext:value-type="float">
            <text:p>1.0000000035</text:p>
          </table:table-cell>
          <table:table-cell table:style-name="ce3" office:value-type="float" office:value="0.000006059219913368" calcext:value-type="float">
            <text:p>6.059219913368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70457" calcext:value-type="float">
            <text:p>1741.519042704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7045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365652" calcext:value-type="float">
            <text:p>1741.5190365652</text:p>
          </table:table-cell>
          <table:table-cell/>
          <table:table-cell table:style-name="ce3" office:value-type="float" office:value="1.00000000347927" calcext:value-type="float">
            <text:p>1.0000000035</text:p>
          </table:table-cell>
          <table:table-cell table:style-name="ce3" office:value-type="float" office:value="0.000006059219913368" calcext:value-type="float">
            <text:p>6.059219913368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70457" calcext:value-type="float">
            <text:p>1741.519042704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7045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064143" calcext:value-type="float">
            <text:p>2462.8798406414</text:p>
          </table:table-cell>
          <table:table-cell/>
          <table:table-cell table:style-name="ce3" office:value-type="float" office:value="1.00000000347927" calcext:value-type="float">
            <text:p>1.0000000035</text:p>
          </table:table-cell>
          <table:table-cell table:style-name="ce3" office:value-type="float" office:value="0.00000856903261592379" calcext:value-type="float">
            <text:p>0.00000856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32381" calcext:value-type="float">
            <text:p>2462.8798493238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3238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97935552" calcext:value-type="float">
            <text:p>1.3151009794</text:p>
          </table:table-cell>
          <table:table-cell/>
          <table:table-cell table:style-name="ce3" office:value-type="float" office:value="0.999999924486005" calcext:value-type="float">
            <text:p>0.9999999245</text:p>
          </table:table-cell>
          <table:table-cell table:style-name="ce3" office:value-type="float" office:value="-0.000000099308528511699" calcext:value-type="float">
            <text:p>-9.930852851169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7874114" calcext:value-type="float">
            <text:p>1.315100878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787411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97935552" calcext:value-type="float">
            <text:p>1.3151009794</text:p>
          </table:table-cell>
          <table:table-cell/>
          <table:table-cell table:style-name="ce3" office:value-type="float" office:value="0.999999924486004" calcext:value-type="float">
            <text:p>0.9999999245</text:p>
          </table:table-cell>
          <table:table-cell table:style-name="ce3" office:value-type="float" office:value="-0.0000000993085300660113" calcext:value-type="float">
            <text:p>-9.93085300660113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7874114" calcext:value-type="float">
            <text:p>1.315100878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787411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64089471" calcext:value-type="float">
            <text:p>1.8598336409</text:p>
          </table:table-cell>
          <table:table-cell/>
          <table:table-cell table:style-name="ce3" office:value-type="float" office:value="0.999999924486005" calcext:value-type="float">
            <text:p>0.9999999245</text:p>
          </table:table-cell>
          <table:table-cell table:style-name="ce3" office:value-type="float" office:value="-0.000000140443468188423" calcext:value-type="float">
            <text:p>-1.40443468188423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4986045" calcext:value-type="float">
            <text:p>1.8598334986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4986045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70457" calcext:value-type="float">
            <text:p>1741.5190427046</text:p>
          </table:table-cell>
          <table:table-cell/>
          <table:table-cell table:style-name="ce3" office:value-type="float" office:value="0.999999999953978" calcext:value-type="float">
            <text:p>1</text:p>
          </table:table-cell>
          <table:table-cell table:style-name="ce3" office:value-type="float" office:value="-0.0000000801480837253621" calcext:value-type="float">
            <text:p>-8.01480837253621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70457" calcext:value-type="float">
            <text:p>1741.5190427046</text:p>
          </table:table-cell>
          <table:table-cell/>
          <table:table-cell table:style-name="ce4" table:formula="of:=[.F21]" office:value-type="float" office:value="1741.5190365652" calcext:value-type="float">
            <text:p>1741.5190365652</text:p>
          </table:table-cell>
          <table:table-cell/>
          <table:table-cell table:formula="of:=[.M33]/[.O33]" office:value-type="float" office:value="1.0000000035253" calcext:value-type="float">
            <text:p>1.0000000035</text:p>
          </table:table-cell>
          <table:table-cell table:formula="of:=[.M33]-[.O33]" office:value-type="float" office:value="0.00000613937004345644" calcext:value-type="float">
            <text:p>6.1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70457" calcext:value-type="float">
            <text:p>1741.5190427046</text:p>
          </table:table-cell>
          <table:table-cell/>
          <table:table-cell table:style-name="ce3" office:value-type="float" office:value="0.999999999953978" calcext:value-type="float">
            <text:p>1</text:p>
          </table:table-cell>
          <table:table-cell table:style-name="ce3" office:value-type="float" office:value="-0.0000000801480837253621" calcext:value-type="float">
            <text:p>-8.0148083725362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70457" calcext:value-type="float">
            <text:p>1741.5190427046</text:p>
          </table:table-cell>
          <table:table-cell/>
          <table:table-cell table:style-name="ce4" table:formula="of:=[.F22]" office:value-type="float" office:value="1741.5190365652" calcext:value-type="float">
            <text:p>1741.5190365652</text:p>
          </table:table-cell>
          <table:table-cell/>
          <table:table-cell table:formula="of:=[.M34]/[.O34]" office:value-type="float" office:value="1.0000000035253" calcext:value-type="float">
            <text:p>1.0000000035</text:p>
          </table:table-cell>
          <table:table-cell table:formula="of:=[.M34]-[.O34]" office:value-type="float" office:value="0.00000613937004345644" calcext:value-type="float">
            <text:p>6.1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32381" calcext:value-type="float">
            <text:p>2462.8798493238</text:p>
          </table:table-cell>
          <table:table-cell/>
          <table:table-cell table:style-name="ce3" office:value-type="float" office:value="0.999999999953979" calcext:value-type="float">
            <text:p>1</text:p>
          </table:table-cell>
          <table:table-cell table:style-name="ce3" office:value-type="float" office:value="-0.000000113344412966399" calcext:value-type="float">
            <text:p>-1.1334441296639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32381" calcext:value-type="float">
            <text:p>2462.8798493238</text:p>
          </table:table-cell>
          <table:table-cell/>
          <table:table-cell table:style-name="ce4" table:formula="of:=[.F23]" office:value-type="float" office:value="2462.87984064143" calcext:value-type="float">
            <text:p>2462.8798406414</text:p>
          </table:table-cell>
          <table:table-cell/>
          <table:table-cell table:formula="of:=[.M35]/[.O35]" office:value-type="float" office:value="1.0000000035253" calcext:value-type="float">
            <text:p>1.0000000035</text:p>
          </table:table-cell>
          <table:table-cell table:formula="of:=[.M35]-[.O35]" office:value-type="float" office:value="0.00000868238021212164" calcext:value-type="float">
            <text:p>8.6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7874114" calcext:value-type="float">
            <text:p>1.3151008787</text:p>
          </table:table-cell>
          <table:table-cell/>
          <table:table-cell table:style-name="ce3" office:value-type="float" office:value="1.00000000099296" calcext:value-type="float">
            <text:p>1.000000001</text:p>
          </table:table-cell>
          <table:table-cell table:style-name="ce3" office:value-type="float" office:value="0.00000000130584765223318" calcext:value-type="float">
            <text:p>1.30584765223318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7874114" calcext:value-type="float">
            <text:p>1.3151008787</text:p>
          </table:table-cell>
          <table:table-cell/>
          <table:table-cell table:style-name="ce4" table:formula="of:=[.F24]" office:value-type="float" office:value="1.31510097935552" calcext:value-type="float">
            <text:p>1.3151009794</text:p>
          </table:table-cell>
          <table:table-cell/>
          <table:table-cell table:formula="of:=[.M36]/[.O36]" office:value-type="float" office:value="0.999999923493039" calcext:value-type="float">
            <text:p>0.9999999235</text:p>
          </table:table-cell>
          <table:table-cell table:formula="of:=[.M36]-[.O36]" office:value-type="float" office:value="-0.000000100614379938691" calcext:value-type="float">
            <text:p>-1.0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7874114" calcext:value-type="float">
            <text:p>1.3151008787</text:p>
          </table:table-cell>
          <table:table-cell/>
          <table:table-cell table:style-name="ce3" office:value-type="float" office:value="1.00000000099296" calcext:value-type="float">
            <text:p>1.000000001</text:p>
          </table:table-cell>
          <table:table-cell table:style-name="ce3" office:value-type="float" office:value="0.00000000130584587587634" calcext:value-type="float">
            <text:p>1.30584587587634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7874114" calcext:value-type="float">
            <text:p>1.3151008787</text:p>
          </table:table-cell>
          <table:table-cell/>
          <table:table-cell table:style-name="ce4" table:formula="of:=[.F25]" office:value-type="float" office:value="1.31510097935552" calcext:value-type="float">
            <text:p>1.3151009794</text:p>
          </table:table-cell>
          <table:table-cell/>
          <table:table-cell table:formula="of:=[.M37]/[.O37]" office:value-type="float" office:value="0.999999923493039" calcext:value-type="float">
            <text:p>0.9999999235</text:p>
          </table:table-cell>
          <table:table-cell table:formula="of:=[.M37]-[.O37]" office:value-type="float" office:value="-0.000000100614379938691" calcext:value-type="float">
            <text:p>-1.0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4986045" calcext:value-type="float">
            <text:p>1.8598334986</text:p>
          </table:table-cell>
          <table:table-cell/>
          <table:table-cell table:style-name="ce3" office:value-type="float" office:value="1.00000000099296" calcext:value-type="float">
            <text:p>1.000000001</text:p>
          </table:table-cell>
          <table:table-cell table:style-name="ce3" office:value-type="float" office:value="0.00000000184674719960753" calcext:value-type="float">
            <text:p>1.84674719960753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4986045" calcext:value-type="float">
            <text:p>1.8598334986</text:p>
          </table:table-cell>
          <table:table-cell/>
          <table:table-cell table:style-name="ce4" table:formula="of:=[.F26]" office:value-type="float" office:value="1.85983364089471" calcext:value-type="float">
            <text:p>1.8598336409</text:p>
          </table:table-cell>
          <table:table-cell/>
          <table:table-cell table:formula="of:=[.M38]/[.O38]" office:value-type="float" office:value="0.999999923493044" calcext:value-type="float">
            <text:p>0.9999999235</text:p>
          </table:table-cell>
          <table:table-cell table:formula="of:=[.M38]-[.O38]" office:value-type="float" office:value="-0.00000014229021005896" calcext:value-type="float">
            <text:p>-1.4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62454" calcext:value-type="float">
            <text:p>1741.5190426245</text:p>
          </table:table-cell>
          <table:table-cell/>
          <table:table-cell table:style-name="ce3" office:value-type="float" office:value="0.99999999999993" calcext:value-type="float">
            <text:p>1</text:p>
          </table:table-cell>
          <table:table-cell table:style-name="ce3" office:value-type="float" office:value="-0.000000000121190169011243" calcext:value-type="float">
            <text:p>-1.2119016901124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62454" calcext:value-type="float">
            <text:p>1741.519042624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6245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62454" calcext:value-type="float">
            <text:p>1741.5190426245</text:p>
          </table:table-cell>
          <table:table-cell/>
          <table:table-cell table:style-name="ce3" office:value-type="float" office:value="0.99999999999993" calcext:value-type="float">
            <text:p>1</text:p>
          </table:table-cell>
          <table:table-cell table:style-name="ce3" office:value-type="float" office:value="-0.000000000121190169011243" calcext:value-type="float">
            <text:p>-1.21190169011243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62454" calcext:value-type="float">
            <text:p>1741.519042624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6245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21063" calcext:value-type="float">
            <text:p>2462.8798492106</text:p>
          </table:table-cell>
          <table:table-cell/>
          <table:table-cell table:style-name="ce3" office:value-type="float" office:value="0.999999999999931" calcext:value-type="float">
            <text:p>1</text:p>
          </table:table-cell>
          <table:table-cell table:style-name="ce3" office:value-type="float" office:value="-0.000000000169620761880651" calcext:value-type="float">
            <text:p>-1.6962076188065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4921063" calcext:value-type="float">
            <text:p>2462.879849210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492106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8005266" calcext:value-type="float">
            <text:p>1.3151008801</text:p>
          </table:table-cell>
          <table:table-cell/>
          <table:table-cell table:style-name="ce3" office:value-type="float" office:value="0.999999999995688" calcext:value-type="float">
            <text:p>1</text:p>
          </table:table-cell>
          <table:table-cell table:style-name="ce3" office:value-type="float" office:value="-0.00000000000567079716518037" calcext:value-type="float">
            <text:p>-5.6707971651803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8005266" calcext:value-type="float">
            <text:p>1.31510088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800526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8005266" calcext:value-type="float">
            <text:p>1.3151008801</text:p>
          </table:table-cell>
          <table:table-cell/>
          <table:table-cell table:style-name="ce3" office:value-type="float" office:value="0.999999999995688" calcext:value-type="float">
            <text:p>1</text:p>
          </table:table-cell>
          <table:table-cell table:style-name="ce3" office:value-type="float" office:value="-0.0000000000056710192097853" calcext:value-type="float">
            <text:p>-5.671019209785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8005266" calcext:value-type="float">
            <text:p>1.31510088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800526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50045926" calcext:value-type="float">
            <text:p>1.8598335005</text:p>
          </table:table-cell>
          <table:table-cell/>
          <table:table-cell table:style-name="ce3" office:value-type="float" office:value="0.999999999995689" calcext:value-type="float">
            <text:p>1</text:p>
          </table:table-cell>
          <table:table-cell table:style-name="ce3" office:value-type="float" office:value="-0.00000000000801714250542318" calcext:value-type="float">
            <text:p>-8.0171425054231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0045926" calcext:value-type="float">
            <text:p>1.859833500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0045926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4" calcext:value-type="float">
            <text:p>1741.5190426245</text:p>
          </table:table-cell>
          <table:table-cell/>
          <table:table-cell table:style-name="ce4" table:formula="of:=[.F33]" office:value-type="float" office:value="1741.51904270457" calcext:value-type="float">
            <text:p>1741.5190427046</text:p>
          </table:table-cell>
          <table:table-cell/>
          <table:table-cell table:formula="of:=[.M57]/[.O57]" office:value-type="float" office:value="0.999999999954046" calcext:value-type="float">
            <text:p>1</text:p>
          </table:table-cell>
          <table:table-cell table:formula="of:=[.M57]-[.O57]" office:value-type="float" office:value="-0.0000000800300767878071" calcext:value-type="float">
            <text:p>-8.0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4" calcext:value-type="float">
            <text:p>1741.5190426245</text:p>
          </table:table-cell>
          <table:table-cell/>
          <table:table-cell table:style-name="ce4" table:formula="of:=[.F34]" office:value-type="float" office:value="1741.51904270457" calcext:value-type="float">
            <text:p>1741.5190427046</text:p>
          </table:table-cell>
          <table:table-cell/>
          <table:table-cell table:formula="of:=[.M58]/[.O58]" office:value-type="float" office:value="0.999999999954046" calcext:value-type="float">
            <text:p>1</text:p>
          </table:table-cell>
          <table:table-cell table:formula="of:=[.M58]-[.O58]" office:value-type="float" office:value="-0.0000000800300767878071" calcext:value-type="float">
            <text:p>-8.0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63" calcext:value-type="float">
            <text:p>2462.8798492106</text:p>
          </table:table-cell>
          <table:table-cell/>
          <table:table-cell table:style-name="ce4" table:formula="of:=[.F35]" office:value-type="float" office:value="2462.87984932381" calcext:value-type="float">
            <text:p>2462.8798493238</text:p>
          </table:table-cell>
          <table:table-cell/>
          <table:table-cell table:formula="of:=[.M59]/[.O59]" office:value-type="float" office:value="0.999999999954046" calcext:value-type="float">
            <text:p>1</text:p>
          </table:table-cell>
          <table:table-cell table:formula="of:=[.M59]-[.O59]" office:value-type="float" office:value="-0.000000113180249172729" calcext:value-type="float">
            <text:p>-1.1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266" calcext:value-type="float">
            <text:p>1.3151008801</text:p>
          </table:table-cell>
          <table:table-cell/>
          <table:table-cell table:style-name="ce4" table:formula="of:=[.F36]" office:value-type="float" office:value="1.31510087874114" calcext:value-type="float">
            <text:p>1.3151008787</text:p>
          </table:table-cell>
          <table:table-cell/>
          <table:table-cell table:formula="of:=[.M60]/[.O60]" office:value-type="float" office:value="1.00000000099728" calcext:value-type="float">
            <text:p>1.000000001</text:p>
          </table:table-cell>
          <table:table-cell table:formula="of:=[.M60]-[.O60]" office:value-type="float" office:value="0.0000000013115200037106" calcext:value-type="float">
            <text:p>1.3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266" calcext:value-type="float">
            <text:p>1.3151008801</text:p>
          </table:table-cell>
          <table:table-cell/>
          <table:table-cell table:style-name="ce4" table:formula="of:=[.F37]" office:value-type="float" office:value="1.31510087874114" calcext:value-type="float">
            <text:p>1.3151008787</text:p>
          </table:table-cell>
          <table:table-cell/>
          <table:table-cell table:formula="of:=[.M61]/[.O61]" office:value-type="float" office:value="1.00000000099728" calcext:value-type="float">
            <text:p>1.000000001</text:p>
          </table:table-cell>
          <table:table-cell table:formula="of:=[.M61]-[.O61]" office:value-type="float" office:value="0.0000000013115200037106" calcext:value-type="float">
            <text:p>1.3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26" calcext:value-type="float">
            <text:p>1.8598335005</text:p>
          </table:table-cell>
          <table:table-cell/>
          <table:table-cell table:style-name="ce4" table:formula="of:=[.F38]" office:value-type="float" office:value="1.8598334986045" calcext:value-type="float">
            <text:p>1.8598334986</text:p>
          </table:table-cell>
          <table:table-cell/>
          <table:table-cell table:formula="of:=[.M62]/[.O62]" office:value-type="float" office:value="1.00000000099727" calcext:value-type="float">
            <text:p>1.000000001</text:p>
          </table:table-cell>
          <table:table-cell table:formula="of:=[.M62]-[.O62]" office:value-type="float" office:value="0.00000000185475990122086" calcext:value-type="float">
            <text:p>1.8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4" calcext:value-type="float">
            <text:p>1741.5190426245</text:p>
          </table:table-cell>
          <table:table-cell/>
          <table:table-cell table:style-name="ce4" table:formula="of:=[.F21]" office:value-type="float" office:value="1741.5190365652" calcext:value-type="float">
            <text:p>1741.5190365652</text:p>
          </table:table-cell>
          <table:table-cell/>
          <table:table-cell table:formula="of:=[.M69]/[.O69]" office:value-type="float" office:value="1.00000000347934" calcext:value-type="float">
            <text:p>1.0000000035</text:p>
          </table:table-cell>
          <table:table-cell table:formula="of:=[.M69]-[.O69]" office:value-type="float" office:value="0.00000605933996666863" calcext:value-type="float">
            <text:p>6.0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4" calcext:value-type="float">
            <text:p>1741.5190426245</text:p>
          </table:table-cell>
          <table:table-cell/>
          <table:table-cell table:style-name="ce4" table:formula="of:=[.F22]" office:value-type="float" office:value="1741.5190365652" calcext:value-type="float">
            <text:p>1741.5190365652</text:p>
          </table:table-cell>
          <table:table-cell/>
          <table:table-cell table:formula="of:=[.M70]/[.O70]" office:value-type="float" office:value="1.00000000347934" calcext:value-type="float">
            <text:p>1.0000000035</text:p>
          </table:table-cell>
          <table:table-cell table:formula="of:=[.M70]-[.O70]" office:value-type="float" office:value="0.00000605933996666863" calcext:value-type="float">
            <text:p>6.0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63" calcext:value-type="float">
            <text:p>2462.8798492106</text:p>
          </table:table-cell>
          <table:table-cell/>
          <table:table-cell table:style-name="ce4" table:formula="of:=[.F23]" office:value-type="float" office:value="2462.87984064143" calcext:value-type="float">
            <text:p>2462.8798406414</text:p>
          </table:table-cell>
          <table:table-cell/>
          <table:table-cell table:formula="of:=[.M71]/[.O71]" office:value-type="float" office:value="1.00000000347934" calcext:value-type="float">
            <text:p>1.0000000035</text:p>
          </table:table-cell>
          <table:table-cell table:formula="of:=[.M71]-[.O71]" office:value-type="float" office:value="0.00000856919996294891" calcext:value-type="float">
            <text:p>8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266" calcext:value-type="float">
            <text:p>1.3151008801</text:p>
          </table:table-cell>
          <table:table-cell/>
          <table:table-cell table:style-name="ce4" table:formula="of:=[.F24]" office:value-type="float" office:value="1.31510097935552" calcext:value-type="float">
            <text:p>1.3151009794</text:p>
          </table:table-cell>
          <table:table-cell/>
          <table:table-cell table:formula="of:=[.M72]/[.O72]" office:value-type="float" office:value="0.999999924490316" calcext:value-type="float">
            <text:p>0.9999999245</text:p>
          </table:table-cell>
          <table:table-cell table:formula="of:=[.M72]-[.O72]" office:value-type="float" office:value="-0.0000000993028599349799" calcext:value-type="float">
            <text:p>-9.9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266" calcext:value-type="float">
            <text:p>1.3151008801</text:p>
          </table:table-cell>
          <table:table-cell/>
          <table:table-cell table:style-name="ce4" table:formula="of:=[.F25]" office:value-type="float" office:value="1.31510097935552" calcext:value-type="float">
            <text:p>1.3151009794</text:p>
          </table:table-cell>
          <table:table-cell/>
          <table:table-cell table:formula="of:=[.M73]/[.O73]" office:value-type="float" office:value="0.999999924490316" calcext:value-type="float">
            <text:p>0.9999999245</text:p>
          </table:table-cell>
          <table:table-cell table:formula="of:=[.M73]-[.O73]" office:value-type="float" office:value="-0.0000000993028599349799" calcext:value-type="float">
            <text:p>-9.9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26" calcext:value-type="float">
            <text:p>1.8598335005</text:p>
          </table:table-cell>
          <table:table-cell/>
          <table:table-cell table:style-name="ce4" table:formula="of:=[.F26]" office:value-type="float" office:value="1.85983364089471" calcext:value-type="float">
            <text:p>1.8598336409</text:p>
          </table:table-cell>
          <table:table-cell/>
          <table:table-cell table:formula="of:=[.M74]/[.O74]" office:value-type="float" office:value="0.999999924490316" calcext:value-type="float">
            <text:p>0.9999999245</text:p>
          </table:table-cell>
          <table:table-cell table:formula="of:=[.M74]-[.O74]" office:value-type="float" office:value="-0.000000140435450157739" calcext:value-type="float">
            <text:p>-1.4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" calcext:value-type="float">
            <text:p>1741.5190426245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3953206" calcext:value-type="float">
            <text:p>1741.519039532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3953206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" calcext:value-type="float">
            <text:p>1741.5190426245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3953206" calcext:value-type="float">
            <text:p>1741.519039532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3953206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8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48372" calcext:value-type="float">
            <text:p>2462.879844837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4837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292" calcext:value-type="float">
            <text:p>1.3151008801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292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307335" calcext:value-type="float">
            <text:p>1.315100930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9307335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292" calcext:value-type="float">
            <text:p>1.3151008801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292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307335" calcext:value-type="float">
            <text:p>1.315100930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9307335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64" calcext:value-type="float">
            <text:p>1.8598335005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64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5721328" calcext:value-type="float">
            <text:p>1.859833572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5721328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3953206" calcext:value-type="float">
            <text:p>1741.5190395321</text:p>
          </table:table-cell>
          <table:table-cell/>
          <table:table-cell table:style-name="ce3" office:value-type="float" office:value="1.00000000177572" calcext:value-type="float">
            <text:p>1.0000000018</text:p>
          </table:table-cell>
          <table:table-cell table:style-name="ce3" office:value-type="float" office:value="0.00000309244592244795" calcext:value-type="float">
            <text:p>3.0924459224479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3612" calcext:value-type="float">
            <text:p>1741.519042636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636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3953206" calcext:value-type="float">
            <text:p>1741.5190395321</text:p>
          </table:table-cell>
          <table:table-cell/>
          <table:table-cell table:style-name="ce3" office:value-type="float" office:value="1.00000000177572" calcext:value-type="float">
            <text:p>1.0000000018</text:p>
          </table:table-cell>
          <table:table-cell table:style-name="ce3" office:value-type="float" office:value="0.00000309244592244795" calcext:value-type="float">
            <text:p>3.0924459224479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3612" calcext:value-type="float">
            <text:p>1741.519042636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636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48372" calcext:value-type="float">
            <text:p>2462.8798448372</text:p>
          </table:table-cell>
          <table:table-cell/>
          <table:table-cell table:style-name="ce3" office:value-type="float" office:value="1.00000000177572" calcext:value-type="float">
            <text:p>1.0000000018</text:p>
          </table:table-cell>
          <table:table-cell table:style-name="ce3" office:value-type="float" office:value="0.00000437338212577743" calcext:value-type="float">
            <text:p>4.3733821257774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22701" calcext:value-type="float">
            <text:p>2462.87984922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2270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9307335" calcext:value-type="float">
            <text:p>1.3151009307</text:p>
          </table:table-cell>
          <table:table-cell/>
          <table:table-cell table:style-name="ce3" office:value-type="float" office:value="0.999999961462591" calcext:value-type="float">
            <text:p>0.9999999615</text:p>
          </table:table-cell>
          <table:table-cell table:style-name="ce3" office:value-type="float" office:value="-0.000000050680583063567" calcext:value-type="float">
            <text:p>-5.0680583063567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7986286" calcext:value-type="float">
            <text:p>1.315100879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798628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9307335" calcext:value-type="float">
            <text:p>1.3151009307</text:p>
          </table:table-cell>
          <table:table-cell/>
          <table:table-cell table:style-name="ce3" office:value-type="float" office:value="0.99999996146259" calcext:value-type="float">
            <text:p>0.9999999615</text:p>
          </table:table-cell>
          <table:table-cell table:style-name="ce3" office:value-type="float" office:value="-0.0000000506805837297009" calcext:value-type="float">
            <text:p>-5.0680583729700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7986286" calcext:value-type="float">
            <text:p>1.315100879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798628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5721328" calcext:value-type="float">
            <text:p>1.8598335721</text:p>
          </table:table-cell>
          <table:table-cell/>
          <table:table-cell table:style-name="ce3" office:value-type="float" office:value="0.999999961462591" calcext:value-type="float">
            <text:p>0.9999999615</text:p>
          </table:table-cell>
          <table:table-cell table:style-name="ce3" office:value-type="float" office:value="-0.0000000716731671790427" calcext:value-type="float">
            <text:p>-7.16731671790427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019084" calcext:value-type="float">
            <text:p>1.859833500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5001908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263612" calcext:value-type="float">
            <text:p>1741.5190426361</text:p>
          </table:table-cell>
          <table:table-cell/>
          <table:table-cell table:style-name="ce3" office:value-type="float" office:value="0.999999999993328" calcext:value-type="float">
            <text:p>1</text:p>
          </table:table-cell>
          <table:table-cell table:style-name="ce3" office:value-type="float" office:value="-0.0000000116192495625" calcext:value-type="float">
            <text:p>-1.1619249562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63612" calcext:value-type="float">
            <text:p>1741.5190426361</text:p>
          </table:table-cell>
          <table:table-cell/>
          <table:table-cell table:style-name="ce4" table:formula="of:=[.F21]" office:value-type="float" office:value="1741.51903953206" calcext:value-type="float">
            <text:p>1741.5190395321</text:p>
          </table:table-cell>
          <table:table-cell/>
          <table:table-cell table:formula="of:=[.M33]/[.O33]" office:value-type="float" office:value="1.00000000178239" calcext:value-type="float">
            <text:p>1.0000000018</text:p>
          </table:table-cell>
          <table:table-cell table:formula="of:=[.M33]-[.O33]" office:value-type="float" office:value="0.00000310405994241592" calcext:value-type="float">
            <text:p>3.1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263612" calcext:value-type="float">
            <text:p>1741.5190426361</text:p>
          </table:table-cell>
          <table:table-cell/>
          <table:table-cell table:style-name="ce3" office:value-type="float" office:value="0.999999999993328" calcext:value-type="float">
            <text:p>1</text:p>
          </table:table-cell>
          <table:table-cell table:style-name="ce3" office:value-type="float" office:value="-0.0000000116192495625" calcext:value-type="float">
            <text:p>-1.1619249562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63612" calcext:value-type="float">
            <text:p>1741.5190426361</text:p>
          </table:table-cell>
          <table:table-cell/>
          <table:table-cell table:style-name="ce4" table:formula="of:=[.F22]" office:value-type="float" office:value="1741.51903953206" calcext:value-type="float">
            <text:p>1741.5190395321</text:p>
          </table:table-cell>
          <table:table-cell/>
          <table:table-cell table:formula="of:=[.M34]/[.O34]" office:value-type="float" office:value="1.00000000178239" calcext:value-type="float">
            <text:p>1.0000000018</text:p>
          </table:table-cell>
          <table:table-cell table:formula="of:=[.M34]-[.O34]" office:value-type="float" office:value="0.00000310405994241592" calcext:value-type="float">
            <text:p>3.1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2701" calcext:value-type="float">
            <text:p>2462.879849227</text:p>
          </table:table-cell>
          <table:table-cell/>
          <table:table-cell table:style-name="ce3" office:value-type="float" office:value="0.999999999993329" calcext:value-type="float">
            <text:p>1</text:p>
          </table:table-cell>
          <table:table-cell table:style-name="ce3" office:value-type="float" office:value="-0.0000000164300217875279" calcext:value-type="float">
            <text:p>-1.6430021787527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22701" calcext:value-type="float">
            <text:p>2462.879849227</text:p>
          </table:table-cell>
          <table:table-cell/>
          <table:table-cell table:style-name="ce4" table:formula="of:=[.F23]" office:value-type="float" office:value="2462.8798448372" calcext:value-type="float">
            <text:p>2462.8798448372</text:p>
          </table:table-cell>
          <table:table-cell/>
          <table:table-cell table:formula="of:=[.M35]/[.O35]" office:value-type="float" office:value="1.00000000178239" calcext:value-type="float">
            <text:p>1.0000000018</text:p>
          </table:table-cell>
          <table:table-cell table:formula="of:=[.M35]-[.O35]" office:value-type="float" office:value="0.0000043898098738282" calcext:value-type="float">
            <text:p>4.3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7986286" calcext:value-type="float">
            <text:p>1.3151008799</text:p>
          </table:table-cell>
          <table:table-cell/>
          <table:table-cell table:style-name="ce3" office:value-type="float" office:value="1.00000000014452" calcext:value-type="float">
            <text:p>1.0000000001</text:p>
          </table:table-cell>
          <table:table-cell table:style-name="ce3" office:value-type="float" office:value="0.000000000190063520477679" calcext:value-type="float">
            <text:p>1.90063520477679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7986286" calcext:value-type="float">
            <text:p>1.3151008799</text:p>
          </table:table-cell>
          <table:table-cell/>
          <table:table-cell table:style-name="ce4" table:formula="of:=[.F24]" office:value-type="float" office:value="1.3151009307335" calcext:value-type="float">
            <text:p>1.3151009307</text:p>
          </table:table-cell>
          <table:table-cell/>
          <table:table-cell table:formula="of:=[.M36]/[.O36]" office:value-type="float" office:value="0.999999961318072" calcext:value-type="float">
            <text:p>0.9999999613</text:p>
          </table:table-cell>
          <table:table-cell table:formula="of:=[.M36]-[.O36]" office:value-type="float" office:value="-0.0000000508706399227066" calcext:value-type="float">
            <text:p>-5.0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7986286" calcext:value-type="float">
            <text:p>1.3151008799</text:p>
          </table:table-cell>
          <table:table-cell/>
          <table:table-cell table:style-name="ce3" office:value-type="float" office:value="1.00000000014452" calcext:value-type="float">
            <text:p>1.0000000001</text:p>
          </table:table-cell>
          <table:table-cell table:style-name="ce3" office:value-type="float" office:value="0.000000000190062410254654" calcext:value-type="float">
            <text:p>1.90062410254654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7986286" calcext:value-type="float">
            <text:p>1.3151008799</text:p>
          </table:table-cell>
          <table:table-cell/>
          <table:table-cell table:style-name="ce4" table:formula="of:=[.F25]" office:value-type="float" office:value="1.3151009307335" calcext:value-type="float">
            <text:p>1.3151009307</text:p>
          </table:table-cell>
          <table:table-cell/>
          <table:table-cell table:formula="of:=[.M37]/[.O37]" office:value-type="float" office:value="0.999999961318072" calcext:value-type="float">
            <text:p>0.9999999613</text:p>
          </table:table-cell>
          <table:table-cell table:formula="of:=[.M37]-[.O37]" office:value-type="float" office:value="-0.0000000508706399227066" calcext:value-type="float">
            <text:p>-5.0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50019084" calcext:value-type="float">
            <text:p>1.8598335002</text:p>
          </table:table-cell>
          <table:table-cell/>
          <table:table-cell table:style-name="ce3" office:value-type="float" office:value="1.00000000014452" calcext:value-type="float">
            <text:p>1.0000000001</text:p>
          </table:table-cell>
          <table:table-cell table:style-name="ce3" office:value-type="float" office:value="0.000000000268790545376874" calcext:value-type="float">
            <text:p>2.68790545376874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50019084" calcext:value-type="float">
            <text:p>1.8598335002</text:p>
          </table:table-cell>
          <table:table-cell/>
          <table:table-cell table:style-name="ce4" table:formula="of:=[.F26]" office:value-type="float" office:value="1.8598335721328" calcext:value-type="float">
            <text:p>1.8598335721</text:p>
          </table:table-cell>
          <table:table-cell/>
          <table:table-cell table:formula="of:=[.M38]/[.O38]" office:value-type="float" office:value="0.999999961318066" calcext:value-type="float">
            <text:p>0.9999999613</text:p>
          </table:table-cell>
          <table:table-cell table:formula="of:=[.M38]-[.O38]" office:value-type="float" office:value="-0.0000000719419599448656" calcext:value-type="float">
            <text:p>-7.1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932232069317251" calcext:value-type="float">
            <text:p>-9.32232069317251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6245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6245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13686837721616" calcext:value-type="float">
            <text:p>-1.1368683772161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492105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8005314" calcext:value-type="float">
            <text:p>1.3151008801</text:p>
          </table:table-cell>
          <table:table-cell/>
          <table:table-cell table:style-name="ce3" office:value-type="float" office:value="0.999999999999835" calcext:value-type="float">
            <text:p>1</text:p>
          </table:table-cell>
          <table:table-cell table:style-name="ce3" office:value-type="float" office:value="-0.000000000000217381668221606" calcext:value-type="float">
            <text:p>-2.17381668221606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8005314" calcext:value-type="float">
            <text:p>1.31510088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800531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8005314" calcext:value-type="float">
            <text:p>1.3151008801</text:p>
          </table:table-cell>
          <table:table-cell/>
          <table:table-cell table:style-name="ce3" office:value-type="float" office:value="0.999999999999835" calcext:value-type="float">
            <text:p>1</text:p>
          </table:table-cell>
          <table:table-cell table:style-name="ce3" office:value-type="float" office:value="-0.000000000000216715534406831" calcext:value-type="float">
            <text:p>-2.1671553440683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8005314" calcext:value-type="float">
            <text:p>1.31510088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800531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50045994" calcext:value-type="float">
            <text:p>1.8598335005</text:p>
          </table:table-cell>
          <table:table-cell/>
          <table:table-cell table:style-name="ce3" office:value-type="float" office:value="0.999999999999836" calcext:value-type="float">
            <text:p>1</text:p>
          </table:table-cell>
          <table:table-cell table:style-name="ce3" office:value-type="float" office:value="-0.000000000000305755420981768" calcext:value-type="float">
            <text:p>-3.0575542098176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0045994" calcext:value-type="float">
            <text:p>1.859833500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004599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33]" office:value-type="float" office:value="1741.51904263612" calcext:value-type="float">
            <text:p>1741.5190426361</text:p>
          </table:table-cell>
          <table:table-cell/>
          <table:table-cell table:formula="of:=[.M57]/[.O57]" office:value-type="float" office:value="0.999999999993333" calcext:value-type="float">
            <text:p>1</text:p>
          </table:table-cell>
          <table:table-cell table:formula="of:=[.M57]-[.O57]" office:value-type="float" office:value="-0.0000000116101546154823" calcext:value-type="float">
            <text:p>-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34]" office:value-type="float" office:value="1741.51904263612" calcext:value-type="float">
            <text:p>1741.5190426361</text:p>
          </table:table-cell>
          <table:table-cell/>
          <table:table-cell table:formula="of:=[.M58]/[.O58]" office:value-type="float" office:value="0.999999999993333" calcext:value-type="float">
            <text:p>1</text:p>
          </table:table-cell>
          <table:table-cell table:formula="of:=[.M58]-[.O58]" office:value-type="float" office:value="-0.0000000116101546154823" calcext:value-type="float">
            <text:p>-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35]" office:value-type="float" office:value="2462.87984922701" calcext:value-type="float">
            <text:p>2462.879849227</text:p>
          </table:table-cell>
          <table:table-cell/>
          <table:table-cell table:formula="of:=[.M59]/[.O59]" office:value-type="float" office:value="0.999999999993333" calcext:value-type="float">
            <text:p>1</text:p>
          </table:table-cell>
          <table:table-cell table:formula="of:=[.M59]-[.O59]" office:value-type="float" office:value="-0.0000000164200173458084" calcext:value-type="float">
            <text:p>-1.6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4" calcext:value-type="float">
            <text:p>1.3151008801</text:p>
          </table:table-cell>
          <table:table-cell/>
          <table:table-cell table:style-name="ce4" table:formula="of:=[.F36]" office:value-type="float" office:value="1.31510087986286" calcext:value-type="float">
            <text:p>1.3151008799</text:p>
          </table:table-cell>
          <table:table-cell/>
          <table:table-cell table:formula="of:=[.M60]/[.O60]" office:value-type="float" office:value="1.00000000014469" calcext:value-type="float">
            <text:p>1.0000000001</text:p>
          </table:table-cell>
          <table:table-cell table:formula="of:=[.M60]-[.O60]" office:value-type="float" office:value="0.000000000190280013967481" calcext:value-type="float">
            <text:p>1.9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4" calcext:value-type="float">
            <text:p>1.3151008801</text:p>
          </table:table-cell>
          <table:table-cell/>
          <table:table-cell table:style-name="ce4" table:formula="of:=[.F37]" office:value-type="float" office:value="1.31510087986286" calcext:value-type="float">
            <text:p>1.3151008799</text:p>
          </table:table-cell>
          <table:table-cell/>
          <table:table-cell table:formula="of:=[.M61]/[.O61]" office:value-type="float" office:value="1.00000000014469" calcext:value-type="float">
            <text:p>1.0000000001</text:p>
          </table:table-cell>
          <table:table-cell table:formula="of:=[.M61]-[.O61]" office:value-type="float" office:value="0.000000000190280013967481" calcext:value-type="float">
            <text:p>1.9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4" calcext:value-type="float">
            <text:p>1.8598335005</text:p>
          </table:table-cell>
          <table:table-cell/>
          <table:table-cell table:style-name="ce4" table:formula="of:=[.F38]" office:value-type="float" office:value="1.85983350019084" calcext:value-type="float">
            <text:p>1.8598335002</text:p>
          </table:table-cell>
          <table:table-cell/>
          <table:table-cell table:formula="of:=[.M62]/[.O62]" office:value-type="float" office:value="1.00000000014469" calcext:value-type="float">
            <text:p>1.0000000001</text:p>
          </table:table-cell>
          <table:table-cell table:formula="of:=[.M62]-[.O62]" office:value-type="float" office:value="0.000000000269100075556139" calcext:value-type="float">
            <text:p>2.6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21]" office:value-type="float" office:value="1741.51903953206" calcext:value-type="float">
            <text:p>1741.5190395321</text:p>
          </table:table-cell>
          <table:table-cell/>
          <table:table-cell table:formula="of:=[.M69]/[.O69]" office:value-type="float" office:value="1.00000000177572" calcext:value-type="float">
            <text:p>1.0000000018</text:p>
          </table:table-cell>
          <table:table-cell table:formula="of:=[.M69]-[.O69]" office:value-type="float" office:value="0.00000309244978780043" calcext:value-type="float">
            <text:p>3.0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22]" office:value-type="float" office:value="1741.51903953206" calcext:value-type="float">
            <text:p>1741.5190395321</text:p>
          </table:table-cell>
          <table:table-cell/>
          <table:table-cell table:formula="of:=[.M70]/[.O70]" office:value-type="float" office:value="1.00000000177572" calcext:value-type="float">
            <text:p>1.0000000018</text:p>
          </table:table-cell>
          <table:table-cell table:formula="of:=[.M70]-[.O70]" office:value-type="float" office:value="0.00000309244978780043" calcext:value-type="float">
            <text:p>3.0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23]" office:value-type="float" office:value="2462.8798448372" calcext:value-type="float">
            <text:p>2462.8798448372</text:p>
          </table:table-cell>
          <table:table-cell/>
          <table:table-cell table:formula="of:=[.M71]/[.O71]" office:value-type="float" office:value="1.00000000177572" calcext:value-type="float">
            <text:p>1.0000000018</text:p>
          </table:table-cell>
          <table:table-cell table:formula="of:=[.M71]-[.O71]" office:value-type="float" office:value="0.00000437338985648239" calcext:value-type="float">
            <text:p>4.3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4" calcext:value-type="float">
            <text:p>1.3151008801</text:p>
          </table:table-cell>
          <table:table-cell/>
          <table:table-cell table:style-name="ce4" table:formula="of:=[.F24]" office:value-type="float" office:value="1.3151009307335" calcext:value-type="float">
            <text:p>1.3151009307</text:p>
          </table:table-cell>
          <table:table-cell/>
          <table:table-cell table:formula="of:=[.M72]/[.O72]" office:value-type="float" office:value="0.99999996146276" calcext:value-type="float">
            <text:p>0.9999999615</text:p>
          </table:table-cell>
          <table:table-cell table:formula="of:=[.M72]-[.O72]" office:value-type="float" office:value="-0.0000000506803599087391" calcext:value-type="float">
            <text:p>-5.0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4" calcext:value-type="float">
            <text:p>1.3151008801</text:p>
          </table:table-cell>
          <table:table-cell/>
          <table:table-cell table:style-name="ce4" table:formula="of:=[.F25]" office:value-type="float" office:value="1.3151009307335" calcext:value-type="float">
            <text:p>1.3151009307</text:p>
          </table:table-cell>
          <table:table-cell/>
          <table:table-cell table:formula="of:=[.M73]/[.O73]" office:value-type="float" office:value="0.99999996146276" calcext:value-type="float">
            <text:p>0.9999999615</text:p>
          </table:table-cell>
          <table:table-cell table:formula="of:=[.M73]-[.O73]" office:value-type="float" office:value="-0.0000000506803599087391" calcext:value-type="float">
            <text:p>-5.0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4" calcext:value-type="float">
            <text:p>1.8598335005</text:p>
          </table:table-cell>
          <table:table-cell/>
          <table:table-cell table:style-name="ce4" table:formula="of:=[.F26]" office:value-type="float" office:value="1.8598335721328" calcext:value-type="float">
            <text:p>1.8598335721</text:p>
          </table:table-cell>
          <table:table-cell/>
          <table:table-cell table:formula="of:=[.M74]/[.O74]" office:value-type="float" office:value="0.999999961462756" calcext:value-type="float">
            <text:p>0.9999999615</text:p>
          </table:table-cell>
          <table:table-cell table:formula="of:=[.M74]-[.O74]" office:value-type="float" office:value="-0.0000000716728598693095" calcext:value-type="float">
            <text:p>-7.1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2979919" calcext:value-type="float">
            <text:p>1741.519029799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297991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2979919" calcext:value-type="float">
            <text:p>1741.519029799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297991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3107285" calcext:value-type="float">
            <text:p>2462.879831072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310728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1" calcext:value-type="float">
            <text:p>1.3151008801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1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109023952" calcext:value-type="float">
            <text:p>1.315101090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1090239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1" calcext:value-type="float">
            <text:p>1.3151008801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1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109023952" calcext:value-type="float">
            <text:p>1.315101090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1090239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" calcext:value-type="float">
            <text:p>1.859833500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79770837" calcext:value-type="float">
            <text:p>1.859833797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79770837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2979919" calcext:value-type="float">
            <text:p>1741.5190297992</text:p>
          </table:table-cell>
          <table:table-cell/>
          <table:table-cell table:style-name="ce3" office:value-type="float" office:value="1.00000000736444" calcext:value-type="float">
            <text:p>1.0000000074</text:p>
          </table:table-cell>
          <table:table-cell table:style-name="ce3" office:value-type="float" office:value="0.0000128253168441006" calcext:value-type="float">
            <text:p>1.28253168441006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2624" calcext:value-type="float">
            <text:p>1741.519042626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6262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2979919" calcext:value-type="float">
            <text:p>1741.5190297992</text:p>
          </table:table-cell>
          <table:table-cell/>
          <table:table-cell table:style-name="ce3" office:value-type="float" office:value="1.00000000736444" calcext:value-type="float">
            <text:p>1.0000000074</text:p>
          </table:table-cell>
          <table:table-cell table:style-name="ce3" office:value-type="float" office:value="0.0000128253168441006" calcext:value-type="float">
            <text:p>1.2825316844100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2624" calcext:value-type="float">
            <text:p>1741.519042626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6262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3107285" calcext:value-type="float">
            <text:p>2462.8798310729</text:p>
          </table:table-cell>
          <table:table-cell/>
          <table:table-cell table:style-name="ce3" office:value-type="float" office:value="1.00000000736444" calcext:value-type="float">
            <text:p>1.0000000074</text:p>
          </table:table-cell>
          <table:table-cell table:style-name="ce3" office:value-type="float" office:value="0.0000181377363333013" calcext:value-type="float">
            <text:p>1.81377363333013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21304" calcext:value-type="float">
            <text:p>2462.87984921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2130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109023952" calcext:value-type="float">
            <text:p>1.3151010902</text:p>
          </table:table-cell>
          <table:table-cell/>
          <table:table-cell table:style-name="ce3" office:value-type="float" office:value="0.999999840174711" calcext:value-type="float">
            <text:p>0.9999998402</text:p>
          </table:table-cell>
          <table:table-cell table:style-name="ce3" office:value-type="float" office:value="-0.000000210186411386815" calcext:value-type="float">
            <text:p>-2.10186411386815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002476" calcext:value-type="float">
            <text:p>1.3151008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800247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109023952" calcext:value-type="float">
            <text:p>1.3151010902</text:p>
          </table:table-cell>
          <table:table-cell/>
          <table:table-cell table:style-name="ce3" office:value-type="float" office:value="0.999999840174711" calcext:value-type="float">
            <text:p>0.9999998402</text:p>
          </table:table-cell>
          <table:table-cell table:style-name="ce3" office:value-type="float" office:value="-0.000000210186412274993" calcext:value-type="float">
            <text:p>-2.10186412274993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002476" calcext:value-type="float">
            <text:p>1.3151008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800247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79770837" calcext:value-type="float">
            <text:p>1.8598337977</text:p>
          </table:table-cell>
          <table:table-cell/>
          <table:table-cell table:style-name="ce3" office:value-type="float" office:value="0.99999984017471" calcext:value-type="float">
            <text:p>0.9999998402</text:p>
          </table:table-cell>
          <table:table-cell table:style-name="ce3" office:value-type="float" office:value="-0.000000297248475389367" calcext:value-type="float">
            <text:p>-2.9724847538936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04198" calcext:value-type="float">
            <text:p>1.859833500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500419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624" calcext:value-type="float">
            <text:p>1741.5190426262</text:p>
          </table:table-cell>
          <table:table-cell/>
          <table:table-cell table:style-name="ce3" office:value-type="float" office:value="0.999999999999004" calcext:value-type="float">
            <text:p>1</text:p>
          </table:table-cell>
          <table:table-cell table:style-name="ce3" office:value-type="float" office:value="-0.00000000173463376995642" calcext:value-type="float">
            <text:p>-1.7346337699564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62624" calcext:value-type="float">
            <text:p>1741.5190426262</text:p>
          </table:table-cell>
          <table:table-cell/>
          <table:table-cell table:style-name="ce4" table:formula="of:=[.F21]" office:value-type="float" office:value="1741.51902979919" calcext:value-type="float">
            <text:p>1741.5190297992</text:p>
          </table:table-cell>
          <table:table-cell/>
          <table:table-cell table:formula="of:=[.M33]/[.O33]" office:value-type="float" office:value="1.00000000736544" calcext:value-type="float">
            <text:p>1.0000000074</text:p>
          </table:table-cell>
          <table:table-cell table:formula="of:=[.M33]-[.O33]" office:value-type="float" office:value="0.0000128270498862548" calcext:value-type="float">
            <text:p>1.2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624" calcext:value-type="float">
            <text:p>1741.5190426262</text:p>
          </table:table-cell>
          <table:table-cell/>
          <table:table-cell table:style-name="ce3" office:value-type="float" office:value="0.999999999999004" calcext:value-type="float">
            <text:p>1</text:p>
          </table:table-cell>
          <table:table-cell table:style-name="ce3" office:value-type="float" office:value="-0.00000000173463376995642" calcext:value-type="float">
            <text:p>-1.73463376995642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62624" calcext:value-type="float">
            <text:p>1741.5190426262</text:p>
          </table:table-cell>
          <table:table-cell/>
          <table:table-cell table:style-name="ce4" table:formula="of:=[.F22]" office:value-type="float" office:value="1741.51902979919" calcext:value-type="float">
            <text:p>1741.5190297992</text:p>
          </table:table-cell>
          <table:table-cell/>
          <table:table-cell table:formula="of:=[.M34]/[.O34]" office:value-type="float" office:value="1.00000000736544" calcext:value-type="float">
            <text:p>1.0000000074</text:p>
          </table:table-cell>
          <table:table-cell table:formula="of:=[.M34]-[.O34]" office:value-type="float" office:value="0.0000128270498862548" calcext:value-type="float">
            <text:p>1.2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304" calcext:value-type="float">
            <text:p>2462.879849213</text:p>
          </table:table-cell>
          <table:table-cell/>
          <table:table-cell table:style-name="ce3" office:value-type="float" office:value="0.999999999999004" calcext:value-type="float">
            <text:p>1</text:p>
          </table:table-cell>
          <table:table-cell table:style-name="ce3" office:value-type="float" office:value="-0.00000000245381670538336" calcext:value-type="float">
            <text:p>-2.45381670538336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21304" calcext:value-type="float">
            <text:p>2462.879849213</text:p>
          </table:table-cell>
          <table:table-cell/>
          <table:table-cell table:style-name="ce4" table:formula="of:=[.F23]" office:value-type="float" office:value="2462.87983107285" calcext:value-type="float">
            <text:p>2462.8798310729</text:p>
          </table:table-cell>
          <table:table-cell/>
          <table:table-cell table:formula="of:=[.M35]/[.O35]" office:value-type="float" office:value="1.00000000736544" calcext:value-type="float">
            <text:p>1.0000000074</text:p>
          </table:table-cell>
          <table:table-cell table:formula="of:=[.M35]-[.O35]" office:value-type="float" office:value="0.0000181401901500067" calcext:value-type="float">
            <text:p>1.81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8002476" calcext:value-type="float">
            <text:p>1.31510088</text:p>
          </table:table-cell>
          <table:table-cell/>
          <table:table-cell table:style-name="ce3" office:value-type="float" office:value="1.00000000002156" calcext:value-type="float">
            <text:p>1</text:p>
          </table:table-cell>
          <table:table-cell table:style-name="ce3" office:value-type="float" office:value="0.0000000000283510992460378" calcext:value-type="float">
            <text:p>2.8351099246037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8002476" calcext:value-type="float">
            <text:p>1.31510088</text:p>
          </table:table-cell>
          <table:table-cell/>
          <table:table-cell table:style-name="ce4" table:formula="of:=[.F24]" office:value-type="float" office:value="1.31510109023952" calcext:value-type="float">
            <text:p>1.3151010902</text:p>
          </table:table-cell>
          <table:table-cell/>
          <table:table-cell table:formula="of:=[.M36]/[.O36]" office:value-type="float" office:value="0.999999840153155" calcext:value-type="float">
            <text:p>0.9999998402</text:p>
          </table:table-cell>
          <table:table-cell table:formula="of:=[.M36]-[.O36]" office:value-type="float" office:value="-0.00000021021476004357" calcext:value-type="float">
            <text:p>-2.1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8002476" calcext:value-type="float">
            <text:p>1.31510088</text:p>
          </table:table-cell>
          <table:table-cell/>
          <table:table-cell table:style-name="ce3" office:value-type="float" office:value="1.00000000002156" calcext:value-type="float">
            <text:p>1</text:p>
          </table:table-cell>
          <table:table-cell table:style-name="ce3" office:value-type="float" office:value="0.0000000000283502110676181" calcext:value-type="float">
            <text:p>2.83502110676181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8002476" calcext:value-type="float">
            <text:p>1.31510088</text:p>
          </table:table-cell>
          <table:table-cell/>
          <table:table-cell table:style-name="ce4" table:formula="of:=[.F25]" office:value-type="float" office:value="1.31510109023952" calcext:value-type="float">
            <text:p>1.3151010902</text:p>
          </table:table-cell>
          <table:table-cell/>
          <table:table-cell table:formula="of:=[.M37]/[.O37]" office:value-type="float" office:value="0.999999840153155" calcext:value-type="float">
            <text:p>0.9999998402</text:p>
          </table:table-cell>
          <table:table-cell table:formula="of:=[.M37]-[.O37]" office:value-type="float" office:value="-0.00000021021476004357" calcext:value-type="float">
            <text:p>-2.1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198" calcext:value-type="float">
            <text:p>1.8598335004</text:p>
          </table:table-cell>
          <table:table-cell/>
          <table:table-cell table:style-name="ce3" office:value-type="float" office:value="1.00000000002156" calcext:value-type="float">
            <text:p>1</text:p>
          </table:table-cell>
          <table:table-cell table:style-name="ce3" office:value-type="float" office:value="0.0000000000400945943113129" calcext:value-type="float">
            <text:p>4.0094594311312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5004198" calcext:value-type="float">
            <text:p>1.8598335004</text:p>
          </table:table-cell>
          <table:table-cell/>
          <table:table-cell table:style-name="ce4" table:formula="of:=[.F26]" office:value-type="float" office:value="1.85983379770837" calcext:value-type="float">
            <text:p>1.8598337977</text:p>
          </table:table-cell>
          <table:table-cell/>
          <table:table-cell table:formula="of:=[.M38]/[.O38]" office:value-type="float" office:value="0.999999840153152" calcext:value-type="float">
            <text:p>0.9999998402</text:p>
          </table:table-cell>
          <table:table-cell table:formula="of:=[.M38]-[.O38]" office:value-type="float" office:value="-0.000000297288570205723" calcext:value-type="float">
            <text:p>-2.9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113686837721616" calcext:value-type="float">
            <text:p>1.1368683772161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6245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113686837721616" calcext:value-type="float">
            <text:p>1.1368683772161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6245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492105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0.999999999999958" calcext:value-type="float">
            <text:p>1</text:p>
          </table:table-cell>
          <table:table-cell table:style-name="ce3" office:value-type="float" office:value="-0.0000000000000552891066263328" calcext:value-type="float">
            <text:p>-5.52891066263328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8005316" calcext:value-type="float">
            <text:p>1.31510088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800531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0.999999999999957" calcext:value-type="float">
            <text:p>1</text:p>
          </table:table-cell>
          <table:table-cell table:style-name="ce3" office:value-type="float" office:value="-0.0000000000000561772850460329" calcext:value-type="float">
            <text:p>-5.61772850460329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8005316" calcext:value-type="float">
            <text:p>1.31510088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800531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0.999999999999957" calcext:value-type="float">
            <text:p>1</text:p>
          </table:table-cell>
          <table:table-cell table:style-name="ce3" office:value-type="float" office:value="-0.0000000000000790478793533111" calcext:value-type="float">
            <text:p>-7.90478793533111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004599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33]" office:value-type="float" office:value="1741.51904262624" calcext:value-type="float">
            <text:p>1741.5190426262</text:p>
          </table:table-cell>
          <table:table-cell/>
          <table:table-cell table:formula="of:=[.M57]/[.O57]" office:value-type="float" office:value="0.999999999999007" calcext:value-type="float">
            <text:p>1</text:p>
          </table:table-cell>
          <table:table-cell table:formula="of:=[.M57]-[.O57]" office:value-type="float" office:value="-0.00000000173008629644755" calcext:value-type="float">
            <text:p>-1.7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34]" office:value-type="float" office:value="1741.51904262624" calcext:value-type="float">
            <text:p>1741.5190426262</text:p>
          </table:table-cell>
          <table:table-cell/>
          <table:table-cell table:formula="of:=[.M58]/[.O58]" office:value-type="float" office:value="0.999999999999007" calcext:value-type="float">
            <text:p>1</text:p>
          </table:table-cell>
          <table:table-cell table:formula="of:=[.M58]-[.O58]" office:value-type="float" office:value="-0.00000000173008629644755" calcext:value-type="float">
            <text:p>-1.7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35]" office:value-type="float" office:value="2462.87984921304" calcext:value-type="float">
            <text:p>2462.879849213</text:p>
          </table:table-cell>
          <table:table-cell/>
          <table:table-cell table:formula="of:=[.M59]/[.O59]" office:value-type="float" office:value="0.999999999999005" calcext:value-type="float">
            <text:p>1</text:p>
          </table:table-cell>
          <table:table-cell table:formula="of:=[.M59]-[.O59]" office:value-type="float" office:value="-0.00000000245017872657627" calcext:value-type="float">
            <text:p>-2.4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6" calcext:value-type="float">
            <text:p>1.3151008801</text:p>
          </table:table-cell>
          <table:table-cell/>
          <table:table-cell table:style-name="ce4" table:formula="of:=[.F36]" office:value-type="float" office:value="1.31510088002476" calcext:value-type="float">
            <text:p>1.31510088</text:p>
          </table:table-cell>
          <table:table-cell/>
          <table:table-cell table:formula="of:=[.M60]/[.O60]" office:value-type="float" office:value="1.0000000000216" calcext:value-type="float">
            <text:p>1</text:p>
          </table:table-cell>
          <table:table-cell table:formula="of:=[.M60]-[.O60]" office:value-type="float" office:value="0.0000000000284001711037263" calcext:value-type="float">
            <text:p>2.8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6" calcext:value-type="float">
            <text:p>1.3151008801</text:p>
          </table:table-cell>
          <table:table-cell/>
          <table:table-cell table:style-name="ce4" table:formula="of:=[.F37]" office:value-type="float" office:value="1.31510088002476" calcext:value-type="float">
            <text:p>1.31510088</text:p>
          </table:table-cell>
          <table:table-cell/>
          <table:table-cell table:formula="of:=[.M61]/[.O61]" office:value-type="float" office:value="1.0000000000216" calcext:value-type="float">
            <text:p>1</text:p>
          </table:table-cell>
          <table:table-cell table:formula="of:=[.M61]-[.O61]" office:value-type="float" office:value="0.0000000000284001711037263" calcext:value-type="float">
            <text:p>2.8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style-name="ce4" table:formula="of:=[.F38]" office:value-type="float" office:value="1.8598335004198" calcext:value-type="float">
            <text:p>1.8598335004</text:p>
          </table:table-cell>
          <table:table-cell/>
          <table:table-cell table:formula="of:=[.M62]/[.O62]" office:value-type="float" office:value="1.0000000000216" calcext:value-type="float">
            <text:p>1</text:p>
          </table:table-cell>
          <table:table-cell table:formula="of:=[.M62]-[.O62]" office:value-type="float" office:value="0.000000000040180081484209" calcext:value-type="float">
            <text:p>4.0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21]" office:value-type="float" office:value="1741.51902979919" calcext:value-type="float">
            <text:p>1741.5190297992</text:p>
          </table:table-cell>
          <table:table-cell/>
          <table:table-cell table:formula="of:=[.M69]/[.O69]" office:value-type="float" office:value="1.00000000736444" calcext:value-type="float">
            <text:p>1.0000000074</text:p>
          </table:table-cell>
          <table:table-cell table:formula="of:=[.M69]-[.O69]" office:value-type="float" office:value="0.0000128253197999584" calcext:value-type="float">
            <text:p>1.28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22]" office:value-type="float" office:value="1741.51902979919" calcext:value-type="float">
            <text:p>1741.5190297992</text:p>
          </table:table-cell>
          <table:table-cell/>
          <table:table-cell table:formula="of:=[.M70]/[.O70]" office:value-type="float" office:value="1.00000000736444" calcext:value-type="float">
            <text:p>1.0000000074</text:p>
          </table:table-cell>
          <table:table-cell table:formula="of:=[.M70]-[.O70]" office:value-type="float" office:value="0.0000128253197999584" calcext:value-type="float">
            <text:p>1.28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23]" office:value-type="float" office:value="2462.87983107285" calcext:value-type="float">
            <text:p>2462.8798310729</text:p>
          </table:table-cell>
          <table:table-cell/>
          <table:table-cell table:formula="of:=[.M71]/[.O71]" office:value-type="float" office:value="1.00000000736444" calcext:value-type="float">
            <text:p>1.0000000074</text:p>
          </table:table-cell>
          <table:table-cell table:formula="of:=[.M71]-[.O71]" office:value-type="float" office:value="0.0000181377399712801" calcext:value-type="float">
            <text:p>1.81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6" calcext:value-type="float">
            <text:p>1.3151008801</text:p>
          </table:table-cell>
          <table:table-cell/>
          <table:table-cell table:style-name="ce4" table:formula="of:=[.F24]" office:value-type="float" office:value="1.31510109023952" calcext:value-type="float">
            <text:p>1.3151010902</text:p>
          </table:table-cell>
          <table:table-cell/>
          <table:table-cell table:formula="of:=[.M72]/[.O72]" office:value-type="float" office:value="0.99999984017475" calcext:value-type="float">
            <text:p>0.9999998402</text:p>
          </table:table-cell>
          <table:table-cell table:formula="of:=[.M72]-[.O72]" office:value-type="float" office:value="-0.000000210186359872466" calcext:value-type="float">
            <text:p>-2.1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6" calcext:value-type="float">
            <text:p>1.3151008801</text:p>
          </table:table-cell>
          <table:table-cell/>
          <table:table-cell table:style-name="ce4" table:formula="of:=[.F25]" office:value-type="float" office:value="1.31510109023952" calcext:value-type="float">
            <text:p>1.3151010902</text:p>
          </table:table-cell>
          <table:table-cell/>
          <table:table-cell table:formula="of:=[.M73]/[.O73]" office:value-type="float" office:value="0.99999984017475" calcext:value-type="float">
            <text:p>0.9999998402</text:p>
          </table:table-cell>
          <table:table-cell table:formula="of:=[.M73]-[.O73]" office:value-type="float" office:value="-0.000000210186359872466" calcext:value-type="float">
            <text:p>-2.1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style-name="ce4" table:formula="of:=[.F26]" office:value-type="float" office:value="1.85983379770837" calcext:value-type="float">
            <text:p>1.8598337977</text:p>
          </table:table-cell>
          <table:table-cell/>
          <table:table-cell table:formula="of:=[.M74]/[.O74]" office:value-type="float" office:value="0.999999840174756" calcext:value-type="float">
            <text:p>0.9999998402</text:p>
          </table:table-cell>
          <table:table-cell table:formula="of:=[.M74]-[.O74]" office:value-type="float" office:value="-0.000000297248390124238" calcext:value-type="float">
            <text:p>-2.9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50047" calcext:value-type="float">
            <text:p>1741.519042500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25004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50047" calcext:value-type="float">
            <text:p>1741.51904250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25004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903516" calcext:value-type="float">
            <text:p>2462.879849035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903516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6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208602" calcext:value-type="float">
            <text:p>1.315100882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8820860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6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208603" calcext:value-type="float">
            <text:p>1.315100882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88208603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50333488" calcext:value-type="float">
            <text:p>1.85983350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50333488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0047" calcext:value-type="float">
            <text:p>1741.5190425005</text:p>
          </table:table-cell>
          <table:table-cell/>
          <table:table-cell table:style-name="ce3" office:value-type="float" office:value="1.00000000007123" calcext:value-type="float">
            <text:p>1.0000000001</text:p>
          </table:table-cell>
          <table:table-cell table:style-name="ce3" office:value-type="float" office:value="0.000000124043026517029" calcext:value-type="float">
            <text:p>0.0000001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2477" calcext:value-type="float">
            <text:p>1741.519042624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6247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0047" calcext:value-type="float">
            <text:p>1741.5190425005</text:p>
          </table:table-cell>
          <table:table-cell/>
          <table:table-cell table:style-name="ce3" office:value-type="float" office:value="1.00000000007123" calcext:value-type="float">
            <text:p>1.0000000001</text:p>
          </table:table-cell>
          <table:table-cell table:style-name="ce3" office:value-type="float" office:value="0.000000124042799143353" calcext:value-type="float">
            <text:p>0.00000012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2477" calcext:value-type="float">
            <text:p>1741.519042624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6247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03516" calcext:value-type="float">
            <text:p>2462.8798490352</text:p>
          </table:table-cell>
          <table:table-cell/>
          <table:table-cell table:style-name="ce3" office:value-type="float" office:value="1.00000000007123" calcext:value-type="float">
            <text:p>1.0000000001</text:p>
          </table:table-cell>
          <table:table-cell table:style-name="ce3" office:value-type="float" office:value="0.000000175424702320015" calcext:value-type="float">
            <text:p>1.7542470232001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21096" calcext:value-type="float">
            <text:p>2462.87984921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2109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208602" calcext:value-type="float">
            <text:p>1.3151008821</text:p>
          </table:table-cell>
          <table:table-cell/>
          <table:table-cell table:style-name="ce3" office:value-type="float" office:value="0.999999998454216" calcext:value-type="float">
            <text:p>0.9999999985</text:p>
          </table:table-cell>
          <table:table-cell table:style-name="ce3" office:value-type="float" office:value="-0.00000000203286143474202" calcext:value-type="float">
            <text:p>-0.00000000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004884" calcext:value-type="float">
            <text:p>1.3151008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800488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208603" calcext:value-type="float">
            <text:p>1.3151008821</text:p>
          </table:table-cell>
          <table:table-cell/>
          <table:table-cell table:style-name="ce3" office:value-type="float" office:value="0.999999998454216" calcext:value-type="float">
            <text:p>0.9999999985</text:p>
          </table:table-cell>
          <table:table-cell table:style-name="ce3" office:value-type="float" office:value="-0.00000000203286187883123" calcext:value-type="float">
            <text:p>-0.0000000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004884" calcext:value-type="float">
            <text:p>1.3151008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800488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333488" calcext:value-type="float">
            <text:p>1.8598335033</text:p>
          </table:table-cell>
          <table:table-cell/>
          <table:table-cell table:style-name="ce3" office:value-type="float" office:value="0.999999998454217" calcext:value-type="float">
            <text:p>0.9999999985</text:p>
          </table:table-cell>
          <table:table-cell table:style-name="ce3" office:value-type="float" office:value="-0.00000000287489965167254" calcext:value-type="float">
            <text:p>-2.8748996516725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045387" calcext:value-type="float">
            <text:p>1.859833500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50045387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77" calcext:value-type="float">
            <text:p>1741.5190426248</text:p>
          </table:table-cell>
          <table:table-cell/>
          <table:table-cell table:style-name="ce3" office:value-type="float" office:value="0.999999999999847" calcext:value-type="float">
            <text:p>1</text:p>
          </table:table-cell>
          <table:table-cell table:style-name="ce3" office:value-type="float" office:value="-0.000000000265799826593138" calcext:value-type="float">
            <text:p>-2.65799826593138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62477" calcext:value-type="float">
            <text:p>1741.5190426248</text:p>
          </table:table-cell>
          <table:table-cell/>
          <table:table-cell table:style-name="ce4" table:formula="of:=[.F21]" office:value-type="float" office:value="1741.51904250047" calcext:value-type="float">
            <text:p>1741.5190425005</text:p>
          </table:table-cell>
          <table:table-cell/>
          <table:table-cell table:formula="of:=[.M33]/[.O33]" office:value-type="float" office:value="1.00000000007137" calcext:value-type="float">
            <text:p>1.0000000001</text:p>
          </table:table-cell>
          <table:table-cell table:formula="of:=[.M33]-[.O33]" office:value-type="float" office:value="0.00000012429995877028" calcext:value-type="float">
            <text:p>1.2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77" calcext:value-type="float">
            <text:p>1741.5190426248</text:p>
          </table:table-cell>
          <table:table-cell/>
          <table:table-cell table:style-name="ce3" office:value-type="float" office:value="0.999999999999847" calcext:value-type="float">
            <text:p>1</text:p>
          </table:table-cell>
          <table:table-cell table:style-name="ce3" office:value-type="float" office:value="-0.000000000265799826593138" calcext:value-type="float">
            <text:p>-2.6579982659313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62477" calcext:value-type="float">
            <text:p>1741.5190426248</text:p>
          </table:table-cell>
          <table:table-cell/>
          <table:table-cell table:style-name="ce4" table:formula="of:=[.F22]" office:value-type="float" office:value="1741.51904250047" calcext:value-type="float">
            <text:p>1741.5190425005</text:p>
          </table:table-cell>
          <table:table-cell/>
          <table:table-cell table:formula="of:=[.M34]/[.O34]" office:value-type="float" office:value="1.00000000007137" calcext:value-type="float">
            <text:p>1.0000000001</text:p>
          </table:table-cell>
          <table:table-cell table:formula="of:=[.M34]-[.O34]" office:value-type="float" office:value="0.00000012429995877028" calcext:value-type="float">
            <text:p>1.2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96" calcext:value-type="float">
            <text:p>2462.879849211</text:p>
          </table:table-cell>
          <table:table-cell/>
          <table:table-cell table:style-name="ce3" office:value-type="float" office:value="0.999999999999849" calcext:value-type="float">
            <text:p>1</text:p>
          </table:table-cell>
          <table:table-cell table:style-name="ce3" office:value-type="float" office:value="-0.000000000371528585674241" calcext:value-type="float">
            <text:p>-3.7152858567424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21096" calcext:value-type="float">
            <text:p>2462.879849211</text:p>
          </table:table-cell>
          <table:table-cell/>
          <table:table-cell table:style-name="ce4" table:formula="of:=[.F23]" office:value-type="float" office:value="2462.87984903516" calcext:value-type="float">
            <text:p>2462.8798490352</text:p>
          </table:table-cell>
          <table:table-cell/>
          <table:table-cell table:formula="of:=[.M35]/[.O35]" office:value-type="float" office:value="1.00000000007138" calcext:value-type="float">
            <text:p>1.0000000001</text:p>
          </table:table-cell>
          <table:table-cell table:formula="of:=[.M35]-[.O35]" office:value-type="float" office:value="0.000000175799868884496" calcext:value-type="float">
            <text:p>1.7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004884" calcext:value-type="float">
            <text:p>1.31510088</text:p>
          </table:table-cell>
          <table:table-cell/>
          <table:table-cell table:style-name="ce3" office:value-type="float" office:value="1.00000000000328" calcext:value-type="float">
            <text:p>1</text:p>
          </table:table-cell>
          <table:table-cell table:style-name="ce3" office:value-type="float" office:value="0.00000000000431921165500171" calcext:value-type="float">
            <text:p>4.3192116550017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8004884" calcext:value-type="float">
            <text:p>1.31510088</text:p>
          </table:table-cell>
          <table:table-cell/>
          <table:table-cell table:style-name="ce4" table:formula="of:=[.F24]" office:value-type="float" office:value="1.31510088208602" calcext:value-type="float">
            <text:p>1.3151008821</text:p>
          </table:table-cell>
          <table:table-cell/>
          <table:table-cell table:formula="of:=[.M36]/[.O36]" office:value-type="float" office:value="0.999999998450932" calcext:value-type="float">
            <text:p>0.9999999985</text:p>
          </table:table-cell>
          <table:table-cell table:formula="of:=[.M36]-[.O36]" office:value-type="float" office:value="-0.0000000020371799802632" calcext:value-type="float">
            <text:p>-2.0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004884" calcext:value-type="float">
            <text:p>1.31510088</text:p>
          </table:table-cell>
          <table:table-cell/>
          <table:table-cell table:style-name="ce3" office:value-type="float" office:value="1.00000000000328" calcext:value-type="float">
            <text:p>1</text:p>
          </table:table-cell>
          <table:table-cell table:style-name="ce3" office:value-type="float" office:value="0.00000000000431898961039678" calcext:value-type="float">
            <text:p>4.31898961039678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8004884" calcext:value-type="float">
            <text:p>1.31510088</text:p>
          </table:table-cell>
          <table:table-cell/>
          <table:table-cell table:style-name="ce4" table:formula="of:=[.F25]" office:value-type="float" office:value="1.31510088208603" calcext:value-type="float">
            <text:p>1.3151008821</text:p>
          </table:table-cell>
          <table:table-cell/>
          <table:table-cell table:formula="of:=[.M37]/[.O37]" office:value-type="float" office:value="0.999999998450925" calcext:value-type="float">
            <text:p>0.9999999985</text:p>
          </table:table-cell>
          <table:table-cell table:formula="of:=[.M37]-[.O37]" office:value-type="float" office:value="-0.00000000203718997227043" calcext:value-type="float">
            <text:p>-2.0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387" calcext:value-type="float">
            <text:p>1.8598335005</text:p>
          </table:table-cell>
          <table:table-cell/>
          <table:table-cell table:style-name="ce3" office:value-type="float" office:value="1.00000000000328" calcext:value-type="float">
            <text:p>1</text:p>
          </table:table-cell>
          <table:table-cell table:style-name="ce3" office:value-type="float" office:value="0.00000000000610955730451224" calcext:value-type="float">
            <text:p>6.10955730451224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50045387" calcext:value-type="float">
            <text:p>1.8598335005</text:p>
          </table:table-cell>
          <table:table-cell/>
          <table:table-cell table:style-name="ce4" table:formula="of:=[.F26]" office:value-type="float" office:value="1.85983350333488" calcext:value-type="float">
            <text:p>1.8598335033</text:p>
          </table:table-cell>
          <table:table-cell/>
          <table:table-cell table:formula="of:=[.M38]/[.O38]" office:value-type="float" office:value="0.999999998450931" calcext:value-type="float">
            <text:p>0.9999999985</text:p>
          </table:table-cell>
          <table:table-cell table:formula="of:=[.M38]-[.O38]" office:value-type="float" office:value="-0.00000000288101009715547" calcext:value-type="float">
            <text:p>-2.8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84741111297626" calcext:value-type="float">
            <text:p>1.8474111129762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6245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6245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72848410531878" calcext:value-type="float">
            <text:p>-2.72848410531878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492105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2.22044604925031E-016" calcext:value-type="float">
            <text:p>-2.2204460492503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8005316" calcext:value-type="float">
            <text:p>1.31510088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800531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8.88178419700125E-016" calcext:value-type="float">
            <text:p>-8.88178419700125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8005316" calcext:value-type="float">
            <text:p>1.31510088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800531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1.11022302462516E-015" calcext:value-type="float">
            <text:p>-1.11022302462516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004599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33]" office:value-type="float" office:value="1741.51904262477" calcext:value-type="float">
            <text:p>1741.5190426248</text:p>
          </table:table-cell>
          <table:table-cell/>
          <table:table-cell table:formula="of:=[.M57]/[.O57]" office:value-type="float" office:value="0.999999999999851" calcext:value-type="float">
            <text:p>1</text:p>
          </table:table-cell>
          <table:table-cell table:formula="of:=[.M57]-[.O57]" office:value-type="float" office:value="-0.000000000260115484707057" calcext:value-type="float">
            <text:p>-2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34]" office:value-type="float" office:value="1741.51904262477" calcext:value-type="float">
            <text:p>1741.5190426248</text:p>
          </table:table-cell>
          <table:table-cell/>
          <table:table-cell table:formula="of:=[.M58]/[.O58]" office:value-type="float" office:value="0.999999999999851" calcext:value-type="float">
            <text:p>1</text:p>
          </table:table-cell>
          <table:table-cell table:formula="of:=[.M58]-[.O58]" office:value-type="float" office:value="-0.000000000260115484707057" calcext:value-type="float">
            <text:p>-2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35]" office:value-type="float" office:value="2462.87984921096" calcext:value-type="float">
            <text:p>2462.879849211</text:p>
          </table:table-cell>
          <table:table-cell/>
          <table:table-cell table:formula="of:=[.M59]/[.O59]" office:value-type="float" office:value="0.99999999999985" calcext:value-type="float">
            <text:p>1</text:p>
          </table:table-cell>
          <table:table-cell table:formula="of:=[.M59]-[.O59]" office:value-type="float" office:value="-0.000000000370164343621582" calcext:value-type="float">
            <text:p>-3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6" calcext:value-type="float">
            <text:p>1.3151008801</text:p>
          </table:table-cell>
          <table:table-cell/>
          <table:table-cell table:style-name="ce4" table:formula="of:=[.F36]" office:value-type="float" office:value="1.31510088004884" calcext:value-type="float">
            <text:p>1.31510088</text:p>
          </table:table-cell>
          <table:table-cell/>
          <table:table-cell table:formula="of:=[.M60]/[.O60]" office:value-type="float" office:value="1.00000000000329" calcext:value-type="float">
            <text:p>1</text:p>
          </table:table-cell>
          <table:table-cell table:formula="of:=[.M60]-[.O60]" office:value-type="float" office:value="0.00000000000432009983342141" calcext:value-type="float">
            <text:p>4.3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6" calcext:value-type="float">
            <text:p>1.3151008801</text:p>
          </table:table-cell>
          <table:table-cell/>
          <table:table-cell table:style-name="ce4" table:formula="of:=[.F37]" office:value-type="float" office:value="1.31510088004884" calcext:value-type="float">
            <text:p>1.31510088</text:p>
          </table:table-cell>
          <table:table-cell/>
          <table:table-cell table:formula="of:=[.M61]/[.O61]" office:value-type="float" office:value="1.00000000000329" calcext:value-type="float">
            <text:p>1</text:p>
          </table:table-cell>
          <table:table-cell table:formula="of:=[.M61]-[.O61]" office:value-type="float" office:value="0.00000000000432009983342141" calcext:value-type="float">
            <text:p>4.3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style-name="ce4" table:formula="of:=[.F38]" office:value-type="float" office:value="1.85983350045387" calcext:value-type="float">
            <text:p>1.8598335005</text:p>
          </table:table-cell>
          <table:table-cell/>
          <table:table-cell table:formula="of:=[.M62]/[.O62]" office:value-type="float" office:value="1.00000000000329" calcext:value-type="float">
            <text:p>1</text:p>
          </table:table-cell>
          <table:table-cell table:formula="of:=[.M62]-[.O62]" office:value-type="float" office:value="0.00000000000611000139372209" calcext:value-type="float">
            <text:p>6.11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21]" office:value-type="float" office:value="1741.51904250047" calcext:value-type="float">
            <text:p>1741.5190425005</text:p>
          </table:table-cell>
          <table:table-cell/>
          <table:table-cell table:formula="of:=[.M69]/[.O69]" office:value-type="float" office:value="1.00000000007123" calcext:value-type="float">
            <text:p>1.0000000001</text:p>
          </table:table-cell>
          <table:table-cell table:formula="of:=[.M69]-[.O69]" office:value-type="float" office:value="0.000000124039843285573" calcext:value-type="float">
            <text:p>1.2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22]" office:value-type="float" office:value="1741.51904250047" calcext:value-type="float">
            <text:p>1741.5190425005</text:p>
          </table:table-cell>
          <table:table-cell/>
          <table:table-cell table:formula="of:=[.M70]/[.O70]" office:value-type="float" office:value="1.00000000007123" calcext:value-type="float">
            <text:p>1.0000000001</text:p>
          </table:table-cell>
          <table:table-cell table:formula="of:=[.M70]-[.O70]" office:value-type="float" office:value="0.000000124039843285573" calcext:value-type="float">
            <text:p>1.2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23]" office:value-type="float" office:value="2462.87984903516" calcext:value-type="float">
            <text:p>2462.8798490352</text:p>
          </table:table-cell>
          <table:table-cell/>
          <table:table-cell table:formula="of:=[.M71]/[.O71]" office:value-type="float" office:value="1.00000000007123" calcext:value-type="float">
            <text:p>1.0000000001</text:p>
          </table:table-cell>
          <table:table-cell table:formula="of:=[.M71]-[.O71]" office:value-type="float" office:value="0.000000175429704540875" calcext:value-type="float">
            <text:p>1.7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6" calcext:value-type="float">
            <text:p>1.3151008801</text:p>
          </table:table-cell>
          <table:table-cell/>
          <table:table-cell table:style-name="ce4" table:formula="of:=[.F24]" office:value-type="float" office:value="1.31510088208602" calcext:value-type="float">
            <text:p>1.3151008821</text:p>
          </table:table-cell>
          <table:table-cell/>
          <table:table-cell table:formula="of:=[.M72]/[.O72]" office:value-type="float" office:value="0.999999998454218" calcext:value-type="float">
            <text:p>0.9999999985</text:p>
          </table:table-cell>
          <table:table-cell table:formula="of:=[.M72]-[.O72]" office:value-type="float" office:value="-0.00000000203285988042978" calcext:value-type="float">
            <text:p>-2.0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6" calcext:value-type="float">
            <text:p>1.3151008801</text:p>
          </table:table-cell>
          <table:table-cell/>
          <table:table-cell table:style-name="ce4" table:formula="of:=[.F25]" office:value-type="float" office:value="1.31510088208603" calcext:value-type="float">
            <text:p>1.3151008821</text:p>
          </table:table-cell>
          <table:table-cell/>
          <table:table-cell table:formula="of:=[.M73]/[.O73]" office:value-type="float" office:value="0.99999999845421" calcext:value-type="float">
            <text:p>0.9999999985</text:p>
          </table:table-cell>
          <table:table-cell table:formula="of:=[.M73]-[.O73]" office:value-type="float" office:value="-0.000000002032869872437" calcext:value-type="float">
            <text:p>-2.0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style-name="ce4" table:formula="of:=[.F26]" office:value-type="float" office:value="1.85983350333488" calcext:value-type="float">
            <text:p>1.8598335033</text:p>
          </table:table-cell>
          <table:table-cell/>
          <table:table-cell table:formula="of:=[.M74]/[.O74]" office:value-type="float" office:value="0.999999998454216" calcext:value-type="float">
            <text:p>0.9999999985</text:p>
          </table:table-cell>
          <table:table-cell table:formula="of:=[.M74]-[.O74]" office:value-type="float" office:value="-0.00000000287490009576175" calcext:value-type="float">
            <text:p>-2.8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58665" calcext:value-type="float">
            <text:p>1741.519042586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258665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58665" calcext:value-type="float">
            <text:p>1741.519042586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258665" calcext:value-type="float">
            <text:p>-1.74E+003</text:p>
          </table:table-cell>
          <table:table-cell/>
          <table:table-cell table:style-name="ce3" table:formula="of:=SQRT([.D9]*[.D9]+[.D10]*[.D10]+[.D11]*[.D11])" office:value-type="float" office:value="3483.03808524902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915705" calcext:value-type="float">
            <text:p>2462.879849157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915705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067354" calcext:value-type="float">
            <text:p>1.315100880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88067354" calcext:value-type="float">
            <text:p>-1.32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067354" calcext:value-type="float">
            <text:p>1.315100880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88067354" calcext:value-type="float">
            <text:p>-1.32E+000</text:p>
          </table:table-cell>
          <table:table-cell/>
          <table:table-cell table:style-name="ce3" table:formula="of:=SQRT([.D12]*[.D12]+[.D13]*[.D13]+[.D14]*[.D14])" office:value-type="float" office:value="2.63020176010634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4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50133732" calcext:value-type="float">
            <text:p>1.859833501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50133732" calcext:value-type="float">
            <text:p>-1.86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8665" calcext:value-type="float">
            <text:p>1741.5190425867</text:p>
          </table:table-cell>
          <table:table-cell/>
          <table:table-cell table:style-name="ce3" office:value-type="float" office:value="1.00000000002174" calcext:value-type="float">
            <text:p>1</text:p>
          </table:table-cell>
          <table:table-cell table:style-name="ce3" office:value-type="float" office:value="0.0000000378536242351402" calcext:value-type="float">
            <text:p>3.7853624235140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2455" calcext:value-type="float">
            <text:p>1741.519042624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62455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8665" calcext:value-type="float">
            <text:p>1741.5190425867</text:p>
          </table:table-cell>
          <table:table-cell/>
          <table:table-cell table:style-name="ce3" office:value-type="float" office:value="1.00000000002174" calcext:value-type="float">
            <text:p>1</text:p>
          </table:table-cell>
          <table:table-cell table:style-name="ce3" office:value-type="float" office:value="0.0000000378536242351402" calcext:value-type="float">
            <text:p>3.7853624235140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2455" calcext:value-type="float">
            <text:p>1741.519042624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62455" calcext:value-type="float">
            <text:p>-1.74E+003</text:p>
          </table:table-cell>
          <table:table-cell/>
          <table:table-cell table:style-name="ce3" table:formula="of:=SQRT([.D21]*[.D21]+[.D22]*[.D22]+[.D23]*[.D23])" office:value-type="float" office:value="3483.03808524902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1733" calcext:value-type="float">
            <text:p>3483.0380851733</text:p>
          </table:table-cell>
          <table:table-cell/>
          <table:table-cell table:formula="of:=[.T22]/[.V22]" office:value-type="float" office:value="1.00000000002174" calcext:value-type="float">
            <text:p>1</text:p>
          </table:table-cell>
          <table:table-cell table:formula="of:=[.T22]-[.V22]" office:value-type="float" office:value="0.0000000757181624067016" calcext:value-type="float">
            <text:p>7.57181624067016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5705" calcext:value-type="float">
            <text:p>2462.8798491571</text:p>
          </table:table-cell>
          <table:table-cell/>
          <table:table-cell table:style-name="ce3" office:value-type="float" office:value="1.00000000002174" calcext:value-type="float">
            <text:p>1</text:p>
          </table:table-cell>
          <table:table-cell table:style-name="ce3" office:value-type="float" office:value="0.000000053535131883109" calcext:value-type="float">
            <text:p>5.353513188310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21064" calcext:value-type="float">
            <text:p>2462.8798492106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21064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67354" calcext:value-type="float">
            <text:p>1.3151008807</text:p>
          </table:table-cell>
          <table:table-cell/>
          <table:table-cell table:style-name="ce3" office:value-type="float" office:value="0.999999999528269" calcext:value-type="float">
            <text:p>0.9999999995</text:p>
          </table:table-cell>
          <table:table-cell table:style-name="ce3" office:value-type="float" office:value="-0.000000000620374418502934" calcext:value-type="float">
            <text:p>-6.20374418502934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005249" calcext:value-type="float">
            <text:p>1.315100880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8005249" calcext:value-type="float">
            <text:p>-1.32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67354" calcext:value-type="float">
            <text:p>1.3151008807</text:p>
          </table:table-cell>
          <table:table-cell/>
          <table:table-cell table:style-name="ce3" office:value-type="float" office:value="0.999999999528268" calcext:value-type="float">
            <text:p>0.9999999995</text:p>
          </table:table-cell>
          <table:table-cell table:style-name="ce3" office:value-type="float" office:value="-0.000000000620375306681353" calcext:value-type="float">
            <text:p>-6.20375306681353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00525" calcext:value-type="float">
            <text:p>1.31510088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800525" calcext:value-type="float">
            <text:p>-1.32E+000</text:p>
          </table:table-cell>
          <table:table-cell/>
          <table:table-cell table:style-name="ce3" table:formula="of:=SQRT([.D24]*[.D24]+[.D25]*[.D25]+[.D26]*[.D26])" office:value-type="float" office:value="2.63020176010634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134708" calcext:value-type="float">
            <text:p>2.6302017613</text:p>
          </table:table-cell>
          <table:table-cell/>
          <table:table-cell table:formula="of:=[.T25]/[.V25]" office:value-type="float" office:value="0.999999999528271" calcext:value-type="float">
            <text:p>0.9999999995</text:p>
          </table:table-cell>
          <table:table-cell table:formula="of:=[.T25]-[.V25]" office:value-type="float" office:value="-0.00000000124074261975693" calcext:value-type="float">
            <text:p>-1.24074261975693E-009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133732" calcext:value-type="float">
            <text:p>1.8598335013</text:p>
          </table:table-cell>
          <table:table-cell/>
          <table:table-cell table:style-name="ce3" office:value-type="float" office:value="0.999999999528268" calcext:value-type="float">
            <text:p>0.9999999995</text:p>
          </table:table-cell>
          <table:table-cell table:style-name="ce3" office:value-type="float" office:value="-0.000000000877342642979784" calcext:value-type="float">
            <text:p>-8.77342642979784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045903" calcext:value-type="float">
            <text:p>1.859833500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50045903" calcext:value-type="float">
            <text:p>-1.86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27" calcext:value-type="float">
            <text:p>27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5" calcext:value-type="float">
            <text:p>1741.5190426246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-0.0000000000409272615797818" calcext:value-type="float">
            <text:p>-4.09272615797818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62455" calcext:value-type="float">
            <text:p>1741.5190426246</text:p>
          </table:table-cell>
          <table:table-cell/>
          <table:table-cell table:style-name="ce4" table:formula="of:=[.F21]" office:value-type="float" office:value="1741.51904258665" calcext:value-type="float">
            <text:p>1741.5190425867</text:p>
          </table:table-cell>
          <table:table-cell/>
          <table:table-cell table:formula="of:=[.M33]/[.O33]" office:value-type="float" office:value="1.00000000002176" calcext:value-type="float">
            <text:p>1</text:p>
          </table:table-cell>
          <table:table-cell table:formula="of:=[.M33]-[.O33]" office:value-type="float" office:value="0.0000000379000084649306" calcext:value-type="float">
            <text:p>3.79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5" calcext:value-type="float">
            <text:p>1741.5190426246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-0.0000000000409272615797818" calcext:value-type="float">
            <text:p>-4.09272615797818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62455" calcext:value-type="float">
            <text:p>1741.5190426246</text:p>
          </table:table-cell>
          <table:table-cell/>
          <table:table-cell table:style-name="ce4" table:formula="of:=[.F22]" office:value-type="float" office:value="1741.51904258665" calcext:value-type="float">
            <text:p>1741.5190425867</text:p>
          </table:table-cell>
          <table:table-cell/>
          <table:table-cell table:formula="of:=[.M34]/[.O34]" office:value-type="float" office:value="1.00000000002176" calcext:value-type="float">
            <text:p>1</text:p>
          </table:table-cell>
          <table:table-cell table:formula="of:=[.M34]-[.O34]" office:value-type="float" office:value="0.0000000379000084649306" calcext:value-type="float">
            <text:p>3.79E-008</text:p>
          </table:table-cell>
          <table:table-cell/>
          <table:table-cell table:style-name="ce3" table:formula="of:=SQRT([.D33]*[.D33]+[.D34]*[.D34]+[.D35]*[.D35])" office:value-type="float" office:value="3483.03808524902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9" calcext:value-type="float">
            <text:p>3483.0380852491</text:p>
          </table:table-cell>
          <table:table-cell/>
          <table:table-cell table:formula="of:=[.T34]/[.V34]" office:value-type="float" office:value="0.999999999999978" calcext:value-type="float">
            <text:p>1</text:p>
          </table:table-cell>
          <table:table-cell table:formula="of:=[.T34]-[.V34]" office:value-type="float" office:value="-0.0000000000754880602471531" calcext:value-type="float">
            <text:p>-7.54880602471531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4" calcext:value-type="float">
            <text:p>2462.8798492106</text:p>
          </table:table-cell>
          <table:table-cell/>
          <table:table-cell table:style-name="ce3" office:value-type="float" office:value="0.999999999999977" calcext:value-type="float">
            <text:p>1</text:p>
          </table:table-cell>
          <table:table-cell table:style-name="ce3" office:value-type="float" office:value="-0.0000000000559339241590351" calcext:value-type="float">
            <text:p>-5.593392415903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21064" calcext:value-type="float">
            <text:p>2462.8798492106</text:p>
          </table:table-cell>
          <table:table-cell/>
          <table:table-cell table:style-name="ce4" table:formula="of:=[.F23]" office:value-type="float" office:value="2462.87984915705" calcext:value-type="float">
            <text:p>2462.8798491571</text:p>
          </table:table-cell>
          <table:table-cell/>
          <table:table-cell table:formula="of:=[.M35]/[.O35]" office:value-type="float" office:value="1.00000000002176" calcext:value-type="float">
            <text:p>1</text:p>
          </table:table-cell>
          <table:table-cell table:formula="of:=[.M35]-[.O35]" office:value-type="float" office:value="0.0000000535897015652154" calcext:value-type="float">
            <text:p>5.36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05249" calcext:value-type="float">
            <text:p>1.3151008801</text:p>
          </table:table-cell>
          <table:table-cell/>
          <table:table-cell table:style-name="ce3" office:value-type="float" office:value="1.00000000000051" calcext:value-type="float">
            <text:p>1</text:p>
          </table:table-cell>
          <table:table-cell table:style-name="ce3" office:value-type="float" office:value="0.000000000000671018796083445" calcext:value-type="float">
            <text:p>6.71018796083445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8005249" calcext:value-type="float">
            <text:p>1.3151008801</text:p>
          </table:table-cell>
          <table:table-cell/>
          <table:table-cell table:style-name="ce4" table:formula="of:=[.F24]" office:value-type="float" office:value="1.31510088067354" calcext:value-type="float">
            <text:p>1.3151008807</text:p>
          </table:table-cell>
          <table:table-cell/>
          <table:table-cell table:formula="of:=[.M36]/[.O36]" office:value-type="float" office:value="0.999999999527755" calcext:value-type="float">
            <text:p>0.9999999995</text:p>
          </table:table-cell>
          <table:table-cell table:formula="of:=[.M36]-[.O36]" office:value-type="float" office:value="-0.000000000621050100235721" calcext:value-type="float">
            <text:p>-6.21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0525" calcext:value-type="float">
            <text:p>1.3151008801</text:p>
          </table:table-cell>
          <table:table-cell/>
          <table:table-cell table:style-name="ce3" office:value-type="float" office:value="1.00000000000051" calcext:value-type="float">
            <text:p>1</text:p>
          </table:table-cell>
          <table:table-cell table:style-name="ce3" office:value-type="float" office:value="0.00000000000067035266226867" calcext:value-type="float">
            <text:p>6.7035266226867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800525" calcext:value-type="float">
            <text:p>1.3151008801</text:p>
          </table:table-cell>
          <table:table-cell/>
          <table:table-cell table:style-name="ce4" table:formula="of:=[.F25]" office:value-type="float" office:value="1.31510088067354" calcext:value-type="float">
            <text:p>1.3151008807</text:p>
          </table:table-cell>
          <table:table-cell/>
          <table:table-cell table:formula="of:=[.M37]/[.O37]" office:value-type="float" office:value="0.999999999527762" calcext:value-type="float">
            <text:p>0.9999999995</text:p>
          </table:table-cell>
          <table:table-cell table:formula="of:=[.M37]-[.O37]" office:value-type="float" office:value="-0.000000000621040108228499" calcext:value-type="float">
            <text:p>-6.21E-010</text:p>
          </table:table-cell>
          <table:table-cell/>
          <table:table-cell table:style-name="ce3" table:formula="of:=SQRT([.D36]*[.D36]+[.D37]*[.D37]+[.D38]*[.D38])" office:value-type="float" office:value="2.63020176010634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499" calcext:value-type="float">
            <text:p>2.6302017601</text:p>
          </table:table-cell>
          <table:table-cell/>
          <table:table-cell table:formula="of:=[.T37]/[.V37]" office:value-type="float" office:value="1.00000000000051" calcext:value-type="float">
            <text:p>1</text:p>
          </table:table-cell>
          <table:table-cell table:formula="of:=[.T37]-[.V37]" office:value-type="float" office:value="0.00000000000134736666268509" calcext:value-type="float">
            <text:p>1.34736666268509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03" calcext:value-type="float">
            <text:p>1.8598335005</text:p>
          </table:table-cell>
          <table:table-cell/>
          <table:table-cell table:style-name="ce3" office:value-type="float" office:value="1.00000000000051" calcext:value-type="float">
            <text:p>1</text:p>
          </table:table-cell>
          <table:table-cell table:style-name="ce3" office:value-type="float" office:value="0.000000000000951017042893909" calcext:value-type="float">
            <text:p>9.51017042893909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50045903" calcext:value-type="float">
            <text:p>1.8598335005</text:p>
          </table:table-cell>
          <table:table-cell/>
          <table:table-cell table:style-name="ce4" table:formula="of:=[.F26]" office:value-type="float" office:value="1.85983350133732" calcext:value-type="float">
            <text:p>1.8598335013</text:p>
          </table:table-cell>
          <table:table-cell/>
          <table:table-cell table:formula="of:=[.M38]/[.O38]" office:value-type="float" office:value="0.999999999527759" calcext:value-type="float">
            <text:p>0.9999999995</text:p>
          </table:table-cell>
          <table:table-cell table:formula="of:=[.M38]-[.O38]" office:value-type="float" office:value="-0.000000000878290107308999" calcext:value-type="float">
            <text:p>-8.78E-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7" calcext:value-type="float">
            <text:p>147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62451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04636307898909" calcext:value-type="float">
            <text:p>-2.04636307898909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62451" calcext:value-type="float">
            <text:p>-1.74E+003</text:p>
          </table:table-cell>
          <table:table-cell/>
          <table:table-cell table:style-name="ce3" table:formula="of:=SQRT([.D45]*[.D45]+[.D46]*[.D46]+[.D47]*[.D47])" office:value-type="float" office:value="3483.03808524902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3483.03808524902" calcext:value-type="float">
            <text:p>3483.038085249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4921059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.44089209850063E-016" calcext:value-type="float">
            <text:p>4.4408920985006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8005317" calcext:value-type="float">
            <text:p>1.31510088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8005317" calcext:value-type="float">
            <text:p>-1.32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8005317" calcext:value-type="float">
            <text:p>1.31510088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8005317" calcext:value-type="float">
            <text:p>-1.32E+000</text:p>
          </table:table-cell>
          <table:table-cell/>
          <table:table-cell table:style-name="ce3" table:formula="of:=SQRT([.D48]*[.D48]+[.D49]*[.D49]+[.D50]*[.D50])" office:value-type="float" office:value="2.63020176010634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2.63020176010634" calcext:value-type="float">
            <text:p>2.6302017601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4.44089209850063E-016" calcext:value-type="float">
            <text:p>-4.44089209850063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0045998" calcext:value-type="float">
            <text:p>-1.86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33]" office:value-type="float" office:value="1741.51904262455" calcext:value-type="float">
            <text:p>1741.5190426246</text:p>
          </table:table-cell>
          <table:table-cell/>
          <table:table-cell table:formula="of:=[.M57]/[.O57]" office:value-type="float" office:value="0.999999999999977" calcext:value-type="float">
            <text:p>1</text:p>
          </table:table-cell>
          <table:table-cell table:formula="of:=[.M57]-[.O57]" office:value-type="float" office:value="-0.0000000000400177668780088" calcext:value-type="float">
            <text:p>-4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34]" office:value-type="float" office:value="1741.51904262455" calcext:value-type="float">
            <text:p>1741.5190426246</text:p>
          </table:table-cell>
          <table:table-cell/>
          <table:table-cell table:formula="of:=[.M58]/[.O58]" office:value-type="float" office:value="0.999999999999977" calcext:value-type="float">
            <text:p>1</text:p>
          </table:table-cell>
          <table:table-cell table:formula="of:=[.M58]-[.O58]" office:value-type="float" office:value="-0.0000000000400177668780088" calcext:value-type="float">
            <text:p>-4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35]" office:value-type="float" office:value="2462.87984921064" calcext:value-type="float">
            <text:p>2462.8798492106</text:p>
          </table:table-cell>
          <table:table-cell/>
          <table:table-cell table:formula="of:=[.M59]/[.O59]" office:value-type="float" office:value="0.99999999999998" calcext:value-type="float">
            <text:p>1</text:p>
          </table:table-cell>
          <table:table-cell table:formula="of:=[.M59]-[.O59]" office:value-type="float" office:value="-0.0000000000500222085975111" calcext:value-type="float">
            <text:p>-5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7" calcext:value-type="float">
            <text:p>1.3151008801</text:p>
          </table:table-cell>
          <table:table-cell/>
          <table:table-cell table:style-name="ce4" table:formula="of:=[.F36]" office:value-type="float" office:value="1.31510088005249" calcext:value-type="float">
            <text:p>1.3151008801</text:p>
          </table:table-cell>
          <table:table-cell/>
          <table:table-cell table:formula="of:=[.M60]/[.O60]" office:value-type="float" office:value="1.00000000000052" calcext:value-type="float">
            <text:p>1</text:p>
          </table:table-cell>
          <table:table-cell table:formula="of:=[.M60]-[.O60]" office:value-type="float" office:value="0.000000000000680122624885371" calcext:value-type="float">
            <text:p>6.8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7" calcext:value-type="float">
            <text:p>1.3151008801</text:p>
          </table:table-cell>
          <table:table-cell/>
          <table:table-cell table:style-name="ce4" table:formula="of:=[.F37]" office:value-type="float" office:value="1.3151008800525" calcext:value-type="float">
            <text:p>1.3151008801</text:p>
          </table:table-cell>
          <table:table-cell/>
          <table:table-cell table:formula="of:=[.M61]/[.O61]" office:value-type="float" office:value="1.00000000000051" calcext:value-type="float">
            <text:p>1</text:p>
          </table:table-cell>
          <table:table-cell table:formula="of:=[.M61]-[.O61]" office:value-type="float" office:value="0.000000000000670130617663745" calcext:value-type="float">
            <text:p>6.7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style-name="ce4" table:formula="of:=[.F38]" office:value-type="float" office:value="1.85983350045903" calcext:value-type="float">
            <text:p>1.8598335005</text:p>
          </table:table-cell>
          <table:table-cell/>
          <table:table-cell table:formula="of:=[.M62]/[.O62]" office:value-type="float" office:value="1.00000000000051" calcext:value-type="float">
            <text:p>1</text:p>
          </table:table-cell>
          <table:table-cell table:formula="of:=[.M62]-[.O62]" office:value-type="float" office:value="0.000000000000950128864474209" calcext:value-type="float">
            <text:p>9.5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62451" calcext:value-type="float">
            <text:p>1741.5190426245</text:p>
          </table:table-cell>
          <table:table-cell/>
          <table:table-cell table:style-name="ce4" table:formula="of:=[.F21]" office:value-type="float" office:value="1741.51904258665" calcext:value-type="float">
            <text:p>1741.5190425867</text:p>
          </table:table-cell>
          <table:table-cell/>
          <table:table-cell table:formula="of:=[.M69]/[.O69]" office:value-type="float" office:value="1.00000000002174" calcext:value-type="float">
            <text:p>1</text:p>
          </table:table-cell>
          <table:table-cell table:formula="of:=[.M69]-[.O69]" office:value-type="float" office:value="0.0000000378599906980526" calcext:value-type="float">
            <text:p>3.79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62451" calcext:value-type="float">
            <text:p>1741.5190426245</text:p>
          </table:table-cell>
          <table:table-cell/>
          <table:table-cell table:style-name="ce4" table:formula="of:=[.F22]" office:value-type="float" office:value="1741.51904258665" calcext:value-type="float">
            <text:p>1741.5190425867</text:p>
          </table:table-cell>
          <table:table-cell/>
          <table:table-cell table:formula="of:=[.M70]/[.O70]" office:value-type="float" office:value="1.00000000002174" calcext:value-type="float">
            <text:p>1</text:p>
          </table:table-cell>
          <table:table-cell table:formula="of:=[.M70]-[.O70]" office:value-type="float" office:value="0.0000000378599906980526" calcext:value-type="float">
            <text:p>3.79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21059" calcext:value-type="float">
            <text:p>2462.8798492106</text:p>
          </table:table-cell>
          <table:table-cell/>
          <table:table-cell table:style-name="ce4" table:formula="of:=[.F23]" office:value-type="float" office:value="2462.87984915705" calcext:value-type="float">
            <text:p>2462.8798491571</text:p>
          </table:table-cell>
          <table:table-cell/>
          <table:table-cell table:formula="of:=[.M71]/[.O71]" office:value-type="float" office:value="1.00000000002174" calcext:value-type="float">
            <text:p>1</text:p>
          </table:table-cell>
          <table:table-cell table:formula="of:=[.M71]-[.O71]" office:value-type="float" office:value="0.0000000535396793566179" calcext:value-type="float">
            <text:p>5.35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8005317" calcext:value-type="float">
            <text:p>1.3151008801</text:p>
          </table:table-cell>
          <table:table-cell/>
          <table:table-cell table:style-name="ce4" table:formula="of:=[.F24]" office:value-type="float" office:value="1.31510088067354" calcext:value-type="float">
            <text:p>1.3151008807</text:p>
          </table:table-cell>
          <table:table-cell/>
          <table:table-cell table:formula="of:=[.M72]/[.O72]" office:value-type="float" office:value="0.999999999528272" calcext:value-type="float">
            <text:p>0.9999999995</text:p>
          </table:table-cell>
          <table:table-cell table:formula="of:=[.M72]-[.O72]" office:value-type="float" office:value="-0.000000000620369977610835" calcext:value-type="float">
            <text:p>-6.2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8005317" calcext:value-type="float">
            <text:p>1.3151008801</text:p>
          </table:table-cell>
          <table:table-cell/>
          <table:table-cell table:style-name="ce4" table:formula="of:=[.F25]" office:value-type="float" office:value="1.31510088067354" calcext:value-type="float">
            <text:p>1.3151008807</text:p>
          </table:table-cell>
          <table:table-cell/>
          <table:table-cell table:formula="of:=[.M73]/[.O73]" office:value-type="float" office:value="0.999999999528272" calcext:value-type="float">
            <text:p>0.9999999995</text:p>
          </table:table-cell>
          <table:table-cell table:formula="of:=[.M73]-[.O73]" office:value-type="float" office:value="-0.000000000620369977610835" calcext:value-type="float">
            <text:p>-6.2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045998" calcext:value-type="float">
            <text:p>1.8598335005</text:p>
          </table:table-cell>
          <table:table-cell/>
          <table:table-cell table:style-name="ce4" table:formula="of:=[.F26]" office:value-type="float" office:value="1.85983350133732" calcext:value-type="float">
            <text:p>1.8598335013</text:p>
          </table:table-cell>
          <table:table-cell/>
          <table:table-cell table:formula="of:=[.M74]/[.O74]" office:value-type="float" office:value="0.999999999528269" calcext:value-type="float">
            <text:p>0.9999999995</text:p>
          </table:table-cell>
          <table:table-cell table:formula="of:=[.M74]-[.O74]" office:value-type="float" office:value="-0.000000000877339978444525" calcext:value-type="float">
            <text:p>-8.77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56117" calcext:value-type="float">
            <text:p>1741.51904256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25611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56117" calcext:value-type="float">
            <text:p>1741.51904256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25611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912102" calcext:value-type="float">
            <text:p>2462.87984912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91210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109113" calcext:value-type="float">
            <text:p>1.315100881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88109113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109113" calcext:value-type="float">
            <text:p>1.315100881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88109113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50192788" calcext:value-type="float">
            <text:p>1.859833501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50192788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6117" calcext:value-type="float">
            <text:p>1741.5190425612</text:p>
          </table:table-cell>
          <table:table-cell/>
          <table:table-cell table:style-name="ce3" office:value-type="float" office:value="1.00000000003637" calcext:value-type="float">
            <text:p>1</text:p>
          </table:table-cell>
          <table:table-cell table:style-name="ce3" office:value-type="float" office:value="0.0000000633347099210368" calcext:value-type="float">
            <text:p>6.3334709921036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2452" calcext:value-type="float">
            <text:p>1741.5190426245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6245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6117" calcext:value-type="float">
            <text:p>1741.5190425612</text:p>
          </table:table-cell>
          <table:table-cell/>
          <table:table-cell table:style-name="ce3" office:value-type="float" office:value="1.00000000003637" calcext:value-type="float">
            <text:p>1</text:p>
          </table:table-cell>
          <table:table-cell table:style-name="ce3" office:value-type="float" office:value="0.0000000633347099210368" calcext:value-type="float">
            <text:p>6.3334709921036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2452" calcext:value-type="float">
            <text:p>1741.519042624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6245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2102" calcext:value-type="float">
            <text:p>2462.879849121</text:p>
          </table:table-cell>
          <table:table-cell/>
          <table:table-cell table:style-name="ce3" office:value-type="float" office:value="1.00000000003637" calcext:value-type="float">
            <text:p>1</text:p>
          </table:table-cell>
          <table:table-cell table:style-name="ce3" office:value-type="float" office:value="0.0000000895715857041068" calcext:value-type="float">
            <text:p>8.9571585704106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2106" calcext:value-type="float">
            <text:p>2462.8798492106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210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109113" calcext:value-type="float">
            <text:p>1.3151008811</text:p>
          </table:table-cell>
          <table:table-cell/>
          <table:table-cell table:style-name="ce3" office:value-type="float" office:value="0.999999999210737" calcext:value-type="float">
            <text:p>0.9999999992</text:p>
          </table:table-cell>
          <table:table-cell table:style-name="ce3" office:value-type="float" office:value="-0.00000000103796082839835" calcext:value-type="float">
            <text:p>-0.0000000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005306" calcext:value-type="float">
            <text:p>1.315100880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800530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109113" calcext:value-type="float">
            <text:p>1.3151008811</text:p>
          </table:table-cell>
          <table:table-cell/>
          <table:table-cell table:style-name="ce3" office:value-type="float" office:value="0.999999999210736" calcext:value-type="float">
            <text:p>0.9999999992</text:p>
          </table:table-cell>
          <table:table-cell table:style-name="ce3" office:value-type="float" office:value="-0.00000000103796149453217" calcext:value-type="float">
            <text:p>-0.0000000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005306" calcext:value-type="float">
            <text:p>1.31510088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800530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192788" calcext:value-type="float">
            <text:p>1.8598335019</text:p>
          </table:table-cell>
          <table:table-cell/>
          <table:table-cell table:style-name="ce3" office:value-type="float" office:value="0.999999999210736" calcext:value-type="float">
            <text:p>0.9999999992</text:p>
          </table:table-cell>
          <table:table-cell table:style-name="ce3" office:value-type="float" office:value="-0.00000000146789891353194" calcext:value-type="float">
            <text:p>-1.4678989135319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045984" calcext:value-type="float">
            <text:p>1.859833500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5004598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2" calcext:value-type="float">
            <text:p>1741.5190426245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727595761418343" calcext:value-type="float">
            <text:p>-7.27595761418343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62452" calcext:value-type="float">
            <text:p>1741.5190426245</text:p>
          </table:table-cell>
          <table:table-cell/>
          <table:table-cell table:style-name="ce4" table:formula="of:=[.F21]" office:value-type="float" office:value="1741.51904256117" calcext:value-type="float">
            <text:p>1741.5190425612</text:p>
          </table:table-cell>
          <table:table-cell/>
          <table:table-cell table:formula="of:=[.M33]/[.O33]" office:value-type="float" office:value="1.00000000003638" calcext:value-type="float">
            <text:p>1</text:p>
          </table:table-cell>
          <table:table-cell table:formula="of:=[.M33]-[.O33]" office:value-type="float" office:value="0.0000000633499439572915" calcext:value-type="float">
            <text:p>6.3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2452" calcext:value-type="float">
            <text:p>1741.5190426245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727595761418343" calcext:value-type="float">
            <text:p>-7.27595761418343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62452" calcext:value-type="float">
            <text:p>1741.5190426245</text:p>
          </table:table-cell>
          <table:table-cell/>
          <table:table-cell table:style-name="ce4" table:formula="of:=[.F22]" office:value-type="float" office:value="1741.51904256117" calcext:value-type="float">
            <text:p>1741.5190425612</text:p>
          </table:table-cell>
          <table:table-cell/>
          <table:table-cell table:formula="of:=[.M34]/[.O34]" office:value-type="float" office:value="1.00000000003638" calcext:value-type="float">
            <text:p>1</text:p>
          </table:table-cell>
          <table:table-cell table:formula="of:=[.M34]-[.O34]" office:value-type="float" office:value="0.0000000633499439572915" calcext:value-type="float">
            <text:p>6.3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" calcext:value-type="float">
            <text:p>2462.8798492106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682121026329696" calcext:value-type="float">
            <text:p>-6.8212102632969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2106" calcext:value-type="float">
            <text:p>2462.8798492106</text:p>
          </table:table-cell>
          <table:table-cell/>
          <table:table-cell table:style-name="ce4" table:formula="of:=[.F23]" office:value-type="float" office:value="2462.87984912102" calcext:value-type="float">
            <text:p>2462.879849121</text:p>
          </table:table-cell>
          <table:table-cell/>
          <table:table-cell table:formula="of:=[.M35]/[.O35]" office:value-type="float" office:value="1.00000000003637" calcext:value-type="float">
            <text:p>1</text:p>
          </table:table-cell>
          <table:table-cell table:formula="of:=[.M35]-[.O35]" office:value-type="float" office:value="0.0000000895797711564228" calcext:value-type="float">
            <text:p>8.9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05306" calcext:value-type="float">
            <text:p>1.3151008801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102584607475364" calcext:value-type="float">
            <text:p>1.0258460747536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8005306" calcext:value-type="float">
            <text:p>1.3151008801</text:p>
          </table:table-cell>
          <table:table-cell/>
          <table:table-cell table:style-name="ce4" table:formula="of:=[.F24]" office:value-type="float" office:value="1.31510088109113" calcext:value-type="float">
            <text:p>1.3151008811</text:p>
          </table:table-cell>
          <table:table-cell/>
          <table:table-cell table:formula="of:=[.M36]/[.O36]" office:value-type="float" office:value="0.999999999210654" calcext:value-type="float">
            <text:p>0.9999999992</text:p>
          </table:table-cell>
          <table:table-cell table:formula="of:=[.M36]-[.O36]" office:value-type="float" office:value="-0.00000000103807007434398" calcext:value-type="float">
            <text:p>-1.0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005306" calcext:value-type="float">
            <text:p>1.3151008801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102362562870439" calcext:value-type="float">
            <text:p>1.02362562870439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8005306" calcext:value-type="float">
            <text:p>1.3151008801</text:p>
          </table:table-cell>
          <table:table-cell/>
          <table:table-cell table:style-name="ce4" table:formula="of:=[.F25]" office:value-type="float" office:value="1.31510088109113" calcext:value-type="float">
            <text:p>1.3151008811</text:p>
          </table:table-cell>
          <table:table-cell/>
          <table:table-cell table:formula="of:=[.M37]/[.O37]" office:value-type="float" office:value="0.999999999210654" calcext:value-type="float">
            <text:p>0.9999999992</text:p>
          </table:table-cell>
          <table:table-cell table:formula="of:=[.M37]-[.O37]" office:value-type="float" office:value="-0.00000000103807007434398" calcext:value-type="float">
            <text:p>-1.0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84" calcext:value-type="float">
            <text:p>1.8598335005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143662859386495" calcext:value-type="float">
            <text:p>1.4366285938649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50045984" calcext:value-type="float">
            <text:p>1.8598335005</text:p>
          </table:table-cell>
          <table:table-cell/>
          <table:table-cell table:style-name="ce4" table:formula="of:=[.F26]" office:value-type="float" office:value="1.85983350192788" calcext:value-type="float">
            <text:p>1.8598335019</text:p>
          </table:table-cell>
          <table:table-cell/>
          <table:table-cell table:formula="of:=[.M38]/[.O38]" office:value-type="float" office:value="0.99999999921066" calcext:value-type="float">
            <text:p>0.9999999992</text:p>
          </table:table-cell>
          <table:table-cell table:formula="of:=[.M38]-[.O38]" office:value-type="float" office:value="-0.00000000146804013390067" calcext:value-type="float">
            <text:p>-1.4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2452" calcext:value-type="float">
            <text:p>1741.5190426245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1741.51904262452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2452" calcext:value-type="float">
            <text:p>1741.5190426245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741.51904262452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2106" calcext:value-type="float">
            <text:p>2462.8798492106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2462.8798492106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005306" calcext:value-type="float">
            <text:p>1.3151008801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31510088005306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005306" calcext:value-type="float">
            <text:p>1.3151008801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31510088005306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045984" calcext:value-type="float">
            <text:p>1.859833500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1.85983350045984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56117" calcext:value-type="float">
            <text:p>1741.519042561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41.51904256117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56117" calcext:value-type="float">
            <text:p>1741.51904256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41.51904256117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912102" calcext:value-type="float">
            <text:p>2462.87984912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62.87984912102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109113" calcext:value-type="float">
            <text:p>1.315100881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31510088109113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109113" calcext:value-type="float">
            <text:p>1.315100881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31510088109113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50192788" calcext:value-type="float">
            <text:p>1.859833501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85983350192788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5T17:34:40.896817101</dc:date>
    <dc:creator>Stacha Petrovic</dc:creator>
    <meta:editing-duration>P31DT19H43M33S</meta:editing-duration>
    <meta:editing-cycles>847</meta:editing-cycles>
    <meta:document-statistic meta:table-count="8" meta:cell-count="3290" meta:object-count="0"/>
    <meta:user-defined meta:name="qrichtext">1</meta:user-defined>
  </office:meta>
</office:document-meta>
</file>